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Neue', Helvetica, sans-serif"/>
    <style:font-face style:name="Noto Sans Devanagari1" svg:font-family="'Noto Sans Devanagari'" style:font-family-generic="swiss"/>
    <style:font-face style:name="DejaVu Serif" svg:font-family="'DejaVu Serif'" style:font-family-generic="roman" style:font-pitch="variable"/>
    <style:font-face style:name="Noto Sans1" svg:font-family="'Noto Sans'" style:font-adornments="Bold" style:font-family-generic="swiss" style:font-pitch="variable"/>
    <style:font-face style:name="Noto Sans2" svg:font-family="'Noto Sans'" style:font-adornments="Bold Italic" style:font-family-generic="swiss" style:font-pitch="variable"/>
    <style:font-face style:name="Noto Sans" svg:font-family="'Noto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7396in" fo:margin-left="-0.0375in" table:align="left"/>
    </style:style>
    <style:style style:name="Table1.A" style:family="table-column">
      <style:table-column-properties style:column-width="1.7188in"/>
    </style:style>
    <style:style style:name="Table1.B" style:family="table-column">
      <style:table-column-properties style:column-width="1.6667in"/>
    </style:style>
    <style:style style:name="Table1.C" style:family="table-column">
      <style:table-column-properties style:column-width="1.677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0" style:family="table-row">
      <style:table-row-properties style:min-row-height="0.2708in"/>
    </style:style>
    <style:style style:name="P1" style:family="paragraph" style:parent-style-name="Title">
      <style:text-properties officeooo:paragraph-rsid="001e1ff3"/>
    </style:style>
    <style:style style:name="P2" style:family="paragraph" style:parent-style-name="Text_20_body">
      <style:text-properties officeooo:paragraph-rsid="001dfc35"/>
    </style:style>
    <style:style style:name="P3" style:family="paragraph" style:parent-style-name="Text_20_body">
      <style:text-properties fo:color="#000000" officeooo:rsid="00342cf4" officeooo:paragraph-rsid="00432242"/>
    </style:style>
    <style:style style:name="P4" style:family="paragraph" style:parent-style-name="Text_20_body">
      <style:text-properties fo:color="#000000" officeooo:rsid="00342cf4" officeooo:paragraph-rsid="004ef063"/>
    </style:style>
    <style:style style:name="P5" style:family="paragraph" style:parent-style-name="Text_20_body">
      <style:text-properties fo:color="#000000" officeooo:rsid="003a84e1" officeooo:paragraph-rsid="003a84e1"/>
    </style:style>
    <style:style style:name="P6" style:family="paragraph" style:parent-style-name="Text_20_body">
      <style:text-properties fo:color="#000000" officeooo:rsid="00412739" officeooo:paragraph-rsid="00412739"/>
    </style:style>
    <style:style style:name="P7" style:family="paragraph" style:parent-style-name="Text_20_body">
      <style:text-properties fo:color="#000000" officeooo:rsid="004141d0" officeooo:paragraph-rsid="004141d0"/>
    </style:style>
    <style:style style:name="P8" style:family="paragraph" style:parent-style-name="Text_20_body">
      <style:paragraph-properties fo:text-align="start" style:justify-single-word="false"/>
      <style:text-properties fo:color="#000000" officeooo:rsid="004141d0" officeooo:paragraph-rsid="004141d0"/>
    </style:style>
    <style:style style:name="P9" style:family="paragraph" style:parent-style-name="Text_20_body">
      <style:text-properties fo:color="#000000" officeooo:rsid="00488ee7" officeooo:paragraph-rsid="00488ee7"/>
    </style:style>
    <style:style style:name="P10" style:family="paragraph" style:parent-style-name="Text_20_body">
      <style:text-properties fo:color="#000000" officeooo:rsid="0049737e" officeooo:paragraph-rsid="0049737e"/>
    </style:style>
    <style:style style:name="P11" style:family="paragraph" style:parent-style-name="Text_20_body">
      <style:text-properties fo:color="#000000" officeooo:rsid="004af0cf" officeooo:paragraph-rsid="004af0cf"/>
    </style:style>
    <style:style style:name="P12" style:family="paragraph" style:parent-style-name="Text_20_body">
      <style:text-properties fo:color="#000000" officeooo:rsid="004af0cf" officeooo:paragraph-rsid="004b1e35"/>
    </style:style>
    <style:style style:name="P13" style:family="paragraph" style:parent-style-name="Text_20_body">
      <style:text-properties fo:color="#000000" officeooo:rsid="004cc9b6" officeooo:paragraph-rsid="004cc9b6"/>
    </style:style>
    <style:style style:name="P14" style:family="paragraph" style:parent-style-name="Text_20_body">
      <style:text-properties fo:color="#000000" officeooo:rsid="004da34b" officeooo:paragraph-rsid="004da34b"/>
    </style:style>
    <style:style style:name="P15" style:family="paragraph" style:parent-style-name="Standard">
      <style:text-properties fo:color="#000000" officeooo:rsid="00342cf4" officeooo:paragraph-rsid="004ef063"/>
    </style:style>
    <style:style style:name="P16" style:family="paragraph" style:parent-style-name="Standard">
      <style:text-properties fo:font-style="normal" fo:font-weight="normal" officeooo:rsid="005e9eff" officeooo:paragraph-rsid="0065e229" style:font-style-asian="normal" style:font-weight-asian="normal" style:font-style-complex="normal" style:font-weight-complex="normal"/>
    </style:style>
    <style:style style:name="P17" style:family="paragraph" style:parent-style-name="Text_20_body" style:list-style-name="L1">
      <style:paragraph-properties fo:text-align="start" style:justify-single-word="false"/>
      <style:text-properties officeooo:paragraph-rsid="001dfc35"/>
    </style:style>
    <style:style style:name="P18" style:family="paragraph" style:parent-style-name="Text_20_body" style:list-style-name="L2">
      <style:paragraph-properties fo:text-align="start" style:justify-single-word="false"/>
      <style:text-properties officeooo:paragraph-rsid="001dfc35"/>
    </style:style>
    <style:style style:name="P19" style:family="paragraph" style:parent-style-name="Text_20_body" style:list-style-name="L3">
      <style:text-properties officeooo:paragraph-rsid="001e1ff3"/>
    </style:style>
    <style:style style:name="P20" style:family="paragraph" style:parent-style-name="Text_20_body">
      <style:text-properties fo:color="#ce181e" officeooo:rsid="0029e631" officeooo:paragraph-rsid="004f787d"/>
    </style:style>
    <style:style style:name="P21" style:family="paragraph" style:parent-style-name="Text_20_body">
      <style:text-properties officeooo:paragraph-rsid="00542f0f"/>
    </style:style>
    <style:style style:name="P22" style:family="paragraph" style:parent-style-name="Text_20_body">
      <style:text-properties fo:color="#000000" officeooo:rsid="0044d108" officeooo:paragraph-rsid="0044d108"/>
    </style:style>
    <style:style style:name="P23" style:family="paragraph" style:parent-style-name="Text_20_body">
      <style:text-properties fo:color="#000000" officeooo:rsid="00542f0f" officeooo:paragraph-rsid="00542f0f"/>
    </style:style>
    <style:style style:name="P24" style:family="paragraph" style:parent-style-name="Text_20_body">
      <style:text-properties fo:color="#000000" officeooo:rsid="00542f0f" officeooo:paragraph-rsid="00545588"/>
    </style:style>
    <style:style style:name="P25" style:family="paragraph" style:parent-style-name="Text_20_body">
      <style:paragraph-properties fo:text-align="start" style:justify-single-word="false"/>
      <style:text-properties fo:color="#000000" officeooo:rsid="00432242" officeooo:paragraph-rsid="00568fc6"/>
    </style:style>
    <style:style style:name="P26" style:family="paragraph" style:parent-style-name="Text_20_body">
      <style:text-properties officeooo:rsid="005b04c3" officeooo:paragraph-rsid="005b04c3"/>
    </style:style>
    <style:style style:name="P27" style:family="paragraph" style:parent-style-name="Text_20_body">
      <style:text-properties fo:font-style="italic" officeooo:rsid="005b04c3" officeooo:paragraph-rsid="005b04c3" style:font-style-asian="italic" style:font-style-complex="italic"/>
    </style:style>
    <style:style style:name="P28" style:family="paragraph" style:parent-style-name="Text_20_body">
      <style:text-properties fo:font-style="italic" officeooo:rsid="005cbcea" officeooo:paragraph-rsid="005cbcea" style:font-style-asian="italic" style:font-style-complex="italic"/>
    </style:style>
    <style:style style:name="P29" style:family="paragraph" style:parent-style-name="Text_20_body">
      <style:text-properties fo:font-style="italic" officeooo:rsid="005d1cd2" officeooo:paragraph-rsid="005d1cd2" style:font-style-asian="italic" style:font-style-complex="italic"/>
    </style:style>
    <style:style style:name="P30" style:family="paragraph" style:parent-style-name="Text_20_body">
      <style:text-properties fo:font-style="italic" officeooo:paragraph-rsid="005d1cd2" style:font-style-asian="italic" style:font-style-complex="italic"/>
    </style:style>
    <style:style style:name="P31" style:family="paragraph" style:parent-style-name="Text_20_body">
      <style:text-properties fo:font-style="italic" officeooo:rsid="005e9eff" officeooo:paragraph-rsid="005e9eff" style:font-style-asian="italic" style:font-style-complex="italic"/>
    </style:style>
    <style:style style:name="P32" style:family="paragraph" style:parent-style-name="Text_20_body" style:list-style-name="L5">
      <style:paragraph-properties fo:text-align="start" style:justify-single-word="false"/>
      <style:text-properties fo:font-style="italic" officeooo:rsid="005e9eff" officeooo:paragraph-rsid="005e9eff" style:font-style-asian="italic" style:font-style-complex="italic"/>
    </style:style>
    <style:style style:name="P33" style:family="paragraph" style:parent-style-name="Text_20_body" style:list-style-name="L5">
      <style:paragraph-properties fo:text-align="start" style:justify-single-word="false"/>
      <style:text-properties fo:font-style="italic" officeooo:paragraph-rsid="005e9eff" style:font-style-asian="italic" style:font-style-complex="italic"/>
    </style:style>
    <style:style style:name="P34" style:family="paragraph" style:parent-style-name="Text_20_body">
      <style:text-properties fo:font-style="italic" officeooo:rsid="0075bd01" officeooo:paragraph-rsid="0075bd01" style:font-style-asian="italic" style:font-style-complex="italic"/>
    </style:style>
    <style:style style:name="P35" style:family="paragraph" style:parent-style-name="Text_20_body" style:list-style-name="L23">
      <style:text-properties fo:font-style="italic" officeooo:rsid="0075bd01" officeooo:paragraph-rsid="0075bd01" style:font-style-asian="italic" style:font-style-complex="italic"/>
    </style:style>
    <style:style style:name="P36" style:family="paragraph" style:parent-style-name="Text_20_body" style:list-style-name="L23">
      <style:paragraph-properties fo:text-align="justify" style:justify-single-word="false"/>
      <style:text-properties fo:font-style="italic" officeooo:rsid="0075bd01" officeooo:paragraph-rsid="0075bd01" style:font-style-asian="italic" style:font-style-complex="italic"/>
    </style:style>
    <style:style style:name="P37" style:family="paragraph" style:parent-style-name="Text_20_body" style:list-style-name="L23">
      <style:paragraph-properties fo:text-align="justify" style:justify-single-word="false"/>
      <style:text-properties fo:font-style="italic" officeooo:paragraph-rsid="0073e3c9" style:font-style-asian="italic" style:font-style-complex="italic"/>
    </style:style>
    <style:style style:name="P38" style:family="paragraph" style:parent-style-name="Text_20_body">
      <style:text-properties fo:font-style="italic" officeooo:rsid="0076d564" officeooo:paragraph-rsid="0076d564" style:font-style-asian="italic" style:font-style-complex="italic"/>
    </style:style>
    <style:style style:name="P39" style:family="paragraph" style:parent-style-name="Text_20_body">
      <style:text-properties fo:font-style="italic" fo:font-weight="bold" officeooo:rsid="005cbcea" officeooo:paragraph-rsid="005cbcea" style:font-style-asian="italic" style:font-weight-asian="bold" style:font-style-complex="italic" style:font-weight-complex="bold"/>
    </style:style>
    <style:style style:name="P40" style:family="paragraph" style:parent-style-name="Text_20_body">
      <style:paragraph-properties fo:text-align="start" style:justify-single-word="false"/>
      <style:text-properties fo:font-style="italic" fo:font-weight="bold" officeooo:rsid="005cbcea" officeooo:paragraph-rsid="005e9eff" style:font-style-asian="italic" style:font-weight-asian="bold" style:font-style-complex="italic" style:font-weight-complex="bold"/>
    </style:style>
    <style:style style:name="P41" style:family="paragraph" style:parent-style-name="Text_20_body">
      <style:text-properties fo:font-style="italic" fo:font-weight="bold" officeooo:rsid="005cbcea" officeooo:paragraph-rsid="005e9eff" style:font-style-asian="italic" style:font-weight-asian="bold" style:font-style-complex="italic" style:font-weight-complex="bold"/>
    </style:style>
    <style:style style:name="P42" style:family="paragraph" style:parent-style-name="Text_20_body">
      <style:paragraph-properties fo:text-align="justify" style:justify-single-word="false"/>
      <style:text-properties fo:font-style="italic" fo:font-weight="normal" officeooo:rsid="0073e3c9" officeooo:paragraph-rsid="0073e3c9" style:font-style-asian="italic" style:font-weight-asian="normal" style:font-style-complex="italic" style:font-weight-complex="normal"/>
    </style:style>
    <style:style style:name="P43" style:family="paragraph" style:parent-style-name="Text_20_body">
      <style:text-properties fo:font-style="normal" fo:font-weight="normal" officeooo:rsid="005cbcea" officeooo:paragraph-rsid="005cbcea" style:font-style-asian="normal" style:font-weight-asian="normal" style:font-style-complex="normal" style:font-weight-complex="normal"/>
    </style:style>
    <style:style style:name="P44" style:family="paragraph" style:parent-style-name="Text_20_body" style:list-style-name="L4">
      <style:text-properties fo:font-style="normal" fo:font-weight="normal" officeooo:rsid="005cbcea" officeooo:paragraph-rsid="005cbcea" style:font-style-asian="normal" style:font-weight-asian="normal" style:font-style-complex="normal" style:font-weight-complex="normal"/>
    </style:style>
    <style:style style:name="P45" style:family="paragraph" style:parent-style-name="Text_20_body">
      <style:paragraph-properties fo:text-align="start" style:justify-single-word="false"/>
      <style:text-properties fo:font-style="normal" fo:font-weight="normal" officeooo:rsid="005e9eff" officeooo:paragraph-rsid="005e9eff" style:font-style-asian="normal" style:font-weight-asian="normal" style:font-style-complex="normal" style:font-weight-complex="normal"/>
    </style:style>
    <style:style style:name="P46" style:family="paragraph" style:parent-style-name="Text_20_body" style:list-style-name="L6">
      <style:paragraph-properties fo:text-align="start" style:justify-single-word="false"/>
      <style:text-properties fo:font-style="normal" fo:font-weight="normal" officeooo:rsid="005e9eff" officeooo:paragraph-rsid="005e9eff" style:font-style-asian="normal" style:font-weight-asian="normal" style:font-style-complex="normal" style:font-weight-complex="normal"/>
    </style:style>
    <style:style style:name="P47" style:family="paragraph" style:parent-style-name="Text_20_body">
      <style:text-properties fo:font-style="normal" fo:font-weight="normal" officeooo:rsid="005e9eff" officeooo:paragraph-rsid="005e9eff" style:font-style-asian="normal" style:font-weight-asian="normal" style:font-style-complex="normal" style:font-weight-complex="normal"/>
    </style:style>
    <style:style style:name="P48" style:family="paragraph" style:parent-style-name="Text_20_body" style:list-style-name="L7">
      <style:text-properties fo:font-style="normal" fo:font-weight="normal" officeooo:rsid="005e9eff" officeooo:paragraph-rsid="005e9eff" style:font-style-asian="normal" style:font-weight-asian="normal" style:font-style-complex="normal" style:font-weight-complex="normal"/>
    </style:style>
    <style:style style:name="P49" style:family="paragraph" style:parent-style-name="Text_20_body" style:list-style-name="L7">
      <style:text-properties fo:font-style="normal" fo:font-weight="normal" officeooo:rsid="005e9eff" officeooo:paragraph-rsid="0065163e" style:font-style-asian="normal" style:font-weight-asian="normal" style:font-style-complex="normal" style:font-weight-complex="normal"/>
    </style:style>
    <style:style style:name="P50" style:family="paragraph" style:parent-style-name="Text_20_body">
      <style:text-properties fo:font-style="normal" fo:font-weight="normal" officeooo:rsid="005e9eff" officeooo:paragraph-rsid="0065163e" style:font-style-asian="normal" style:font-weight-asian="normal" style:font-style-complex="normal" style:font-weight-complex="normal"/>
    </style:style>
    <style:style style:name="P51" style:family="paragraph" style:parent-style-name="Text_20_body" style:list-style-name="L9">
      <style:paragraph-properties fo:text-align="justify" style:justify-single-word="false"/>
      <style:text-properties fo:font-style="normal" fo:font-weight="normal" officeooo:rsid="00635463" officeooo:paragraph-rsid="006378b2" style:font-style-asian="normal" style:font-weight-asian="normal" style:font-style-complex="normal" style:font-weight-complex="normal"/>
    </style:style>
    <style:style style:name="P52" style:family="paragraph" style:parent-style-name="Text_20_body">
      <style:paragraph-properties fo:text-align="justify" style:justify-single-word="false"/>
      <style:text-properties fo:font-style="normal" fo:font-weight="normal" officeooo:rsid="00635463" officeooo:paragraph-rsid="0073e3c9" style:font-style-asian="normal" style:font-weight-asian="normal" style:font-style-complex="normal" style:font-weight-complex="normal"/>
    </style:style>
    <style:style style:name="P53" style:family="paragraph" style:parent-style-name="Text_20_body">
      <style:text-properties fo:font-style="normal" fo:font-weight="normal" officeooo:rsid="0065163e" officeooo:paragraph-rsid="0065163e" style:font-style-asian="normal" style:font-weight-asian="normal" style:font-style-complex="normal" style:font-weight-complex="normal"/>
    </style:style>
    <style:style style:name="P54" style:family="paragraph" style:parent-style-name="Text_20_body">
      <style:text-properties fo:font-style="normal" fo:font-weight="normal" officeooo:rsid="0065e229" officeooo:paragraph-rsid="0065e229" style:font-style-asian="normal" style:font-weight-asian="normal" style:font-style-complex="normal" style:font-weight-complex="normal"/>
    </style:style>
    <style:style style:name="P55" style:family="paragraph" style:parent-style-name="Text_20_body" style:list-style-name="L13">
      <style:text-properties fo:font-style="normal" fo:font-weight="normal" officeooo:rsid="0065e229" officeooo:paragraph-rsid="0065e229" style:font-style-asian="normal" style:font-weight-asian="normal" style:font-style-complex="normal" style:font-weight-complex="normal"/>
    </style:style>
    <style:style style:name="P56" style:family="paragraph" style:parent-style-name="Text_20_body">
      <style:text-properties fo:font-style="normal" fo:font-weight="normal" officeooo:rsid="006750f9" officeooo:paragraph-rsid="006750f9" style:font-style-asian="normal" style:font-weight-asian="normal" style:font-style-complex="normal" style:font-weight-complex="normal"/>
    </style:style>
    <style:style style:name="P57" style:family="paragraph" style:parent-style-name="Text_20_body" style:list-style-name="L16">
      <style:text-properties fo:font-style="normal" fo:font-weight="normal" officeooo:rsid="006750f9" officeooo:paragraph-rsid="006750f9" style:font-style-asian="normal" style:font-weight-asian="normal" style:font-style-complex="normal" style:font-weight-complex="normal"/>
    </style:style>
    <style:style style:name="P58" style:family="paragraph" style:parent-style-name="Text_20_body">
      <style:text-properties fo:font-style="normal" fo:font-weight="normal" officeooo:rsid="006750f9" officeooo:paragraph-rsid="00691978" style:font-style-asian="normal" style:font-weight-asian="normal" style:font-style-complex="normal" style:font-weight-complex="normal"/>
    </style:style>
    <style:style style:name="P59" style:family="paragraph" style:parent-style-name="Text_20_body" style:list-style-name="L16">
      <style:text-properties fo:font-style="normal" fo:font-weight="normal" officeooo:rsid="00691978" officeooo:paragraph-rsid="00691978" style:font-style-asian="normal" style:font-weight-asian="normal" style:font-style-complex="normal" style:font-weight-complex="normal"/>
    </style:style>
    <style:style style:name="P60" style:family="paragraph" style:parent-style-name="Text_20_body">
      <style:text-properties fo:font-style="normal" fo:font-weight="normal" officeooo:rsid="0069cd8e" officeooo:paragraph-rsid="0069cd8e" style:font-style-asian="normal" style:font-weight-asian="normal" style:font-style-complex="normal" style:font-weight-complex="normal"/>
    </style:style>
    <style:style style:name="P61" style:family="paragraph" style:parent-style-name="Text_20_body" style:list-style-name="L19">
      <style:text-properties fo:font-style="normal" fo:font-weight="normal" officeooo:rsid="0069cd8e" officeooo:paragraph-rsid="006cfe32" style:font-style-asian="normal" style:font-weight-asian="normal" style:font-style-complex="normal" style:font-weight-complex="normal"/>
    </style:style>
    <style:style style:name="P62" style:family="paragraph" style:parent-style-name="Text_20_body" style:list-style-name="L19">
      <style:text-properties fo:font-style="normal" fo:font-weight="normal" officeooo:rsid="006e7c9a" officeooo:paragraph-rsid="006e7c9a" style:font-style-asian="normal" style:font-weight-asian="normal" style:font-style-complex="normal" style:font-weight-complex="normal"/>
    </style:style>
    <style:style style:name="P63" style:family="paragraph" style:parent-style-name="Text_20_body">
      <style:text-properties fo:font-style="normal" fo:font-weight="normal" officeooo:rsid="006e7c9a" officeooo:paragraph-rsid="006e7c9a" style:font-style-asian="normal" style:font-weight-asian="normal" style:font-style-complex="normal" style:font-weight-complex="normal"/>
    </style:style>
    <style:style style:name="P64" style:family="paragraph" style:parent-style-name="Text_20_body" style:list-style-name="L20">
      <style:text-properties fo:font-style="normal" fo:font-weight="normal" officeooo:rsid="006e7c9a" officeooo:paragraph-rsid="006e7c9a" style:font-style-asian="normal" style:font-weight-asian="normal" style:font-style-complex="normal" style:font-weight-complex="normal"/>
    </style:style>
    <style:style style:name="P65" style:family="paragraph" style:parent-style-name="Text_20_body">
      <style:text-properties fo:font-style="normal" fo:font-weight="normal" officeooo:rsid="0072ec10" officeooo:paragraph-rsid="0072ec10" style:font-style-asian="normal" style:font-weight-asian="normal" style:font-style-complex="normal" style:font-weight-complex="normal"/>
    </style:style>
    <style:style style:name="P66" style:family="paragraph" style:parent-style-name="Text_20_body" style:list-style-name="L21">
      <style:text-properties fo:font-style="normal" fo:font-weight="normal" officeooo:rsid="0072ec10" officeooo:paragraph-rsid="0072ec10" style:font-style-asian="normal" style:font-weight-asian="normal" style:font-style-complex="normal" style:font-weight-complex="normal"/>
    </style:style>
    <style:style style:name="P67" style:family="paragraph" style:parent-style-name="Text_20_body">
      <style:paragraph-properties fo:text-align="justify" style:justify-single-word="false"/>
      <style:text-properties fo:font-style="normal" fo:font-weight="normal" officeooo:rsid="0073e3c9" officeooo:paragraph-rsid="0073e3c9" style:font-style-asian="normal" style:font-weight-asian="normal" style:font-style-complex="normal" style:font-weight-complex="normal"/>
    </style:style>
    <style:style style:name="P68" style:family="paragraph" style:parent-style-name="Text_20_body" style:list-style-name="L4">
      <style:text-properties fo:font-style="normal" fo:font-weight="normal" officeooo:rsid="0076d564" officeooo:paragraph-rsid="0076d564" style:font-style-asian="normal" style:font-weight-asian="normal" style:font-style-complex="normal" style:font-weight-complex="normal"/>
    </style:style>
    <style:style style:name="P69" style:family="paragraph" style:parent-style-name="Text_20_body">
      <style:text-properties fo:font-style="normal" officeooo:rsid="005cbcea" officeooo:paragraph-rsid="005cbcea" style:font-style-asian="normal" style:font-style-complex="normal"/>
    </style:style>
    <style:style style:name="P70" style:family="paragraph" style:parent-style-name="Text_20_body">
      <style:text-properties fo:font-style="normal" officeooo:rsid="006150b5" officeooo:paragraph-rsid="006150b5" style:font-style-asian="normal" style:font-style-complex="normal"/>
    </style:style>
    <style:style style:name="P71" style:family="paragraph" style:parent-style-name="Text_20_body">
      <style:text-properties fo:font-style="normal" style:text-underline-style="none" fo:font-weight="normal" officeooo:rsid="00673936" officeooo:paragraph-rsid="00673936" style:font-style-asian="normal" style:font-weight-asian="normal" style:font-style-complex="normal" style:font-weight-complex="normal"/>
    </style:style>
    <style:style style:name="P72" style:family="paragraph" style:parent-style-name="Text_20_body" style:list-style-name="L15">
      <style:text-properties fo:font-style="normal" style:text-underline-style="none" fo:font-weight="normal" officeooo:rsid="00673936" officeooo:paragraph-rsid="00673936" style:font-style-asian="normal" style:font-weight-asian="normal" style:font-style-complex="normal" style:font-weight-complex="normal"/>
    </style:style>
    <style:style style:name="P73" style:family="paragraph" style:parent-style-name="Text_20_body">
      <style:text-properties fo:font-style="normal" style:text-underline-style="none" fo:font-weight="normal" officeooo:rsid="006b6e2e" officeooo:paragraph-rsid="006b6e2e" style:font-style-asian="normal" style:font-weight-asian="normal" style:font-style-complex="normal" style:font-weight-complex="normal"/>
    </style:style>
    <style:style style:name="P74" style:family="paragraph" style:parent-style-name="Text_20_body">
      <style:text-properties officeooo:paragraph-rsid="005e9eff"/>
    </style:style>
    <style:style style:name="P75" style:family="paragraph" style:parent-style-name="Text_20_body">
      <style:text-properties fo:font-weight="bold" style:font-weight-asian="bold" style:font-weight-complex="bold"/>
    </style:style>
    <style:style style:name="P76" style:family="paragraph" style:parent-style-name="Text_20_body" style:list-style-name="L17">
      <style:text-properties fo:font-weight="bold" officeooo:rsid="00691978" officeooo:paragraph-rsid="00691978" style:font-weight-asian="bold" style:font-weight-complex="bold"/>
    </style:style>
    <style:style style:name="P77" style:family="paragraph" style:parent-style-name="Text_20_body" style:list-style-name="L18">
      <style:text-properties fo:font-weight="normal" officeooo:rsid="00691978" officeooo:paragraph-rsid="00691978" style:font-weight-asian="normal" style:font-weight-complex="normal"/>
    </style:style>
    <style:style style:name="P78" style:family="paragraph" style:parent-style-name="Text_20_body" style:list-style-name="L19">
      <style:text-properties fo:font-weight="normal" officeooo:rsid="006cfe32" officeooo:paragraph-rsid="006cfe32" style:font-weight-asian="normal" style:font-weight-complex="normal"/>
    </style:style>
    <style:style style:name="P79" style:family="paragraph" style:parent-style-name="Text_20_body" style:list-style-name="L9">
      <style:paragraph-properties fo:text-align="justify" style:justify-single-word="false"/>
      <style:text-properties officeooo:paragraph-rsid="006378b2"/>
    </style:style>
    <style:style style:name="P80" style:family="paragraph" style:parent-style-name="Text_20_body">
      <style:paragraph-properties fo:text-align="justify" style:justify-single-word="false"/>
      <style:text-properties officeooo:paragraph-rsid="0065163e"/>
    </style:style>
    <style:style style:name="P81" style:family="paragraph" style:parent-style-name="Text_20_body" style:list-style-name="L11">
      <style:paragraph-properties fo:text-align="justify" style:justify-single-word="false"/>
      <style:text-properties officeooo:paragraph-rsid="0065163e"/>
    </style:style>
    <style:style style:name="P82" style:family="paragraph" style:parent-style-name="Text_20_body" style:list-style-name="L12">
      <style:paragraph-properties fo:text-align="justify" style:justify-single-word="false"/>
      <style:text-properties officeooo:paragraph-rsid="00635463"/>
    </style:style>
    <style:style style:name="P83" style:family="paragraph" style:parent-style-name="Text_20_body" style:list-style-name="L9">
      <style:paragraph-properties fo:text-align="justify" style:justify-single-word="false"/>
      <style:text-properties officeooo:rsid="0064be4d" officeooo:paragraph-rsid="0064be4d"/>
    </style:style>
    <style:style style:name="P84" style:family="paragraph" style:parent-style-name="Text_20_body" style:list-style-name="L17">
      <style:text-properties officeooo:paragraph-rsid="00691978"/>
    </style:style>
    <style:style style:name="P85" style:family="paragraph" style:parent-style-name="Text_20_body" style:list-style-name="L17">
      <style:text-properties officeooo:rsid="00691978" officeooo:paragraph-rsid="00691978"/>
    </style:style>
    <style:style style:name="P86" style:family="paragraph" style:parent-style-name="Text_20_body" style:list-style-name="L17">
      <style:text-properties officeooo:rsid="006e7c9a" officeooo:paragraph-rsid="006e7c9a"/>
    </style:style>
    <style:style style:name="P87" style:family="paragraph" style:parent-style-name="Text_20_body" style:list-style-name="L21">
      <style:text-properties officeooo:paragraph-rsid="0072ec10"/>
    </style:style>
    <style:style style:name="P88" style:family="paragraph" style:parent-style-name="Text_20_body">
      <style:text-properties officeooo:rsid="0072ec10" officeooo:paragraph-rsid="0072ec10"/>
    </style:style>
    <style:style style:name="P89" style:family="paragraph" style:parent-style-name="Text_20_body" style:list-style-name="L22">
      <style:text-properties officeooo:rsid="0072ec10" officeooo:paragraph-rsid="0072ec10"/>
    </style:style>
    <style:style style:name="P90" style:family="paragraph" style:parent-style-name="Text_20_body">
      <style:text-properties officeooo:rsid="0073e3c9" officeooo:paragraph-rsid="0073e3c9"/>
    </style:style>
    <style:style style:name="P91" style:family="paragraph" style:parent-style-name="Text_20_body">
      <style:text-properties officeooo:rsid="0075bd01" officeooo:paragraph-rsid="0075bd01"/>
    </style:style>
    <style:style style:name="P92" style:family="paragraph" style:parent-style-name="Text_20_body">
      <style:text-properties officeooo:rsid="00769f9d" officeooo:paragraph-rsid="00769f9d"/>
    </style:style>
    <style:style style:name="P93" style:family="paragraph" style:parent-style-name="Text_20_body" style:list-style-name="L22">
      <style:text-properties officeooo:rsid="00769f9d" officeooo:paragraph-rsid="00769f9d"/>
    </style:style>
    <style:style style:name="P94" style:family="paragraph" style:parent-style-name="Text_20_body" style:list-style-name="L22">
      <style:text-properties officeooo:rsid="0076d564" officeooo:paragraph-rsid="0076d564"/>
    </style:style>
    <style:style style:name="P95" style:family="paragraph" style:parent-style-name="Text_20_body">
      <style:paragraph-properties fo:margin-left="0.4925in" fo:margin-right="0in" fo:text-indent="0in" style:auto-text-indent="false"/>
      <style:text-properties fo:color="#000000" officeooo:rsid="00542f0f" officeooo:paragraph-rsid="00542f0f"/>
    </style:style>
    <style:style style:name="P96" style:family="paragraph" style:parent-style-name="Text_20_body">
      <style:paragraph-properties fo:margin-left="0.4925in" fo:margin-right="0in" fo:text-indent="0in" style:auto-text-indent="false"/>
      <style:text-properties fo:color="#000000" officeooo:rsid="00542f0f" officeooo:paragraph-rsid="00545588"/>
    </style:style>
    <style:style style:name="P97" style:family="paragraph" style:parent-style-name="Text_20_body">
      <style:paragraph-properties fo:margin-left="0.4925in" fo:margin-right="0in" fo:text-align="justify" style:justify-single-word="false" fo:text-indent="0in" style:auto-text-indent="false"/>
      <style:text-properties fo:font-style="normal" fo:font-weight="normal" officeooo:rsid="00630725" officeooo:paragraph-rsid="00630725" style:font-style-asian="normal" style:font-weight-asian="normal" style:font-style-complex="normal" style:font-weight-complex="normal"/>
    </style:style>
    <style:style style:name="P98" style:family="paragraph" style:parent-style-name="Text_20_body">
      <style:paragraph-properties fo:break-before="page"/>
      <style:text-properties officeooo:paragraph-rsid="001fc55d"/>
    </style:style>
    <style:style style:name="P99" style:family="paragraph" style:parent-style-name="Subtitle">
      <style:text-properties officeooo:paragraph-rsid="001fc55d"/>
    </style:style>
    <style:style style:name="P100" style:family="paragraph" style:parent-style-name="Heading_20_1" style:list-style-name="">
      <style:text-properties officeooo:rsid="001dfc35" officeooo:paragraph-rsid="001dfc35"/>
    </style:style>
    <style:style style:name="P101" style:family="paragraph" style:parent-style-name="Heading_20_1" style:list-style-name="">
      <style:text-properties officeooo:rsid="001fc55d" officeooo:paragraph-rsid="001fc55d"/>
    </style:style>
    <style:style style:name="P102" style:family="paragraph" style:parent-style-name="Heading_20_1" style:list-style-name="">
      <style:text-properties officeooo:rsid="00585a88" officeooo:paragraph-rsid="00585a88"/>
    </style:style>
    <style:style style:name="P103" style:family="paragraph" style:parent-style-name="Heading_20_1" style:list-style-name="">
      <style:paragraph-properties fo:break-before="page"/>
      <style:text-properties officeooo:rsid="001fc55d" officeooo:paragraph-rsid="001fc55d"/>
    </style:style>
    <style:style style:name="P104" style:family="paragraph" style:parent-style-name="Heading_20_1" style:list-style-name="">
      <style:paragraph-properties fo:break-before="page"/>
      <style:text-properties officeooo:rsid="004ef063" officeooo:paragraph-rsid="001fc55d"/>
    </style:style>
    <style:style style:name="P105" style:family="paragraph" style:parent-style-name="Heading_20_1" style:list-style-name="">
      <style:paragraph-properties fo:break-before="page"/>
      <style:text-properties officeooo:rsid="001dfc35" officeooo:paragraph-rsid="001dfc35"/>
    </style:style>
    <style:style style:name="P106" style:family="paragraph" style:parent-style-name="Heading_20_3">
      <style:text-properties officeooo:rsid="005b04c3" officeooo:paragraph-rsid="005b04c3"/>
    </style:style>
    <style:style style:name="P107" style:family="paragraph" style:parent-style-name="Heading_20_3">
      <style:text-properties officeooo:paragraph-rsid="005cbcea"/>
    </style:style>
    <style:style style:name="P108" style:family="paragraph" style:parent-style-name="Heading_20_3">
      <style:text-properties officeooo:paragraph-rsid="005e9eff"/>
    </style:style>
    <style:style style:name="P109" style:family="paragraph" style:parent-style-name="Heading_20_3" style:list-style-name="L17"/>
    <style:style style:name="P110" style:family="paragraph" style:parent-style-name="Heading_20_2">
      <style:text-properties officeooo:rsid="001e1ff3" officeooo:paragraph-rsid="001e1ff3"/>
    </style:style>
    <style:style style:name="P111" style:family="paragraph" style:parent-style-name="Heading_20_2">
      <style:text-properties fo:color="#000000"/>
    </style:style>
    <style:style style:name="P112" style:family="paragraph" style:parent-style-name="Heading_20_2">
      <style:text-properties fo:color="#000000" officeooo:rsid="003a84e1" officeooo:paragraph-rsid="004f787d"/>
    </style:style>
    <style:style style:name="P113" style:family="paragraph" style:parent-style-name="Heading_20_2">
      <style:text-properties officeooo:rsid="004f1a5d"/>
    </style:style>
    <style:style style:name="P114" style:family="paragraph" style:parent-style-name="Heading_20_2">
      <style:text-properties officeooo:rsid="004f787d"/>
    </style:style>
    <style:style style:name="P115" style:family="paragraph" style:parent-style-name="Heading_20_2">
      <style:text-properties officeooo:rsid="004f787d" officeooo:paragraph-rsid="004f787d"/>
    </style:style>
    <style:style style:name="P116" style:family="paragraph" style:parent-style-name="Heading_20_2">
      <style:text-properties officeooo:paragraph-rsid="005a438a"/>
    </style:style>
    <style:style style:name="P117" style:family="paragraph" style:parent-style-name="Heading_20_2" style:list-style-name="">
      <style:paragraph-properties>
        <style:tab-stops/>
      </style:paragraph-properties>
    </style:style>
    <style:style style:name="P118" style:family="paragraph" style:parent-style-name="Heading_20_2" style:master-page-name="">
      <style:paragraph-properties style:page-number="auto" fo:break-before="auto" fo:break-after="auto"/>
      <style:text-properties officeooo:rsid="00097e43" officeooo:paragraph-rsid="004ef063"/>
    </style:style>
    <style:style style:name="P119" style:family="paragraph" style:parent-style-name="Heading_20_2">
      <style:paragraph-properties fo:break-before="page"/>
    </style:style>
    <style:style style:name="P120" style:family="paragraph" style:parent-style-name="Table_20_Contents">
      <style:paragraph-properties fo:text-align="center" style:justify-single-word="false"/>
      <style:text-properties fo:font-weight="bold" officeooo:rsid="00097e43" officeooo:paragraph-rsid="005a438a" style:font-weight-asian="bold" style:font-weight-complex="bold"/>
    </style:style>
    <style:style style:name="P121" style:family="paragraph" style:parent-style-name="Table_20_Contents">
      <style:text-properties officeooo:rsid="000d2f62" officeooo:paragraph-rsid="005a438a"/>
    </style:style>
    <style:style style:name="P122" style:family="paragraph" style:parent-style-name="Table_20_Contents">
      <style:text-properties officeooo:rsid="000fa86e" officeooo:paragraph-rsid="005a438a"/>
    </style:style>
    <style:style style:name="P123" style:family="paragraph" style:parent-style-name="Table_20_Contents">
      <style:text-properties officeooo:rsid="000d3a1f" officeooo:paragraph-rsid="005a438a"/>
    </style:style>
    <style:style style:name="P124" style:family="paragraph" style:parent-style-name="Table_20_Contents">
      <style:text-properties officeooo:rsid="0017804a" officeooo:paragraph-rsid="005a438a"/>
    </style:style>
    <style:style style:name="P125" style:family="paragraph" style:parent-style-name="Table_20_Contents">
      <style:text-properties officeooo:rsid="0032ef32" officeooo:paragraph-rsid="005a438a"/>
    </style:style>
    <style:style style:name="P126" style:family="paragraph" style:parent-style-name="Table_20_Contents">
      <style:text-properties officeooo:rsid="00aa566b" officeooo:paragraph-rsid="005a438a"/>
    </style:style>
    <style:style style:name="P127" style:family="paragraph" style:parent-style-name="Table_20_Contents">
      <style:text-properties officeooo:rsid="0012bf6f" officeooo:paragraph-rsid="005a438a"/>
    </style:style>
    <style:style style:name="P128" style:family="paragraph" style:parent-style-name="Table_20_Contents">
      <style:text-properties officeooo:rsid="00113ac5" officeooo:paragraph-rsid="005a438a"/>
    </style:style>
    <style:style style:name="P129" style:family="paragraph" style:parent-style-name="Table_20_Contents">
      <style:text-properties officeooo:rsid="0010e434" officeooo:paragraph-rsid="005a438a"/>
    </style:style>
    <style:style style:name="P130" style:family="paragraph" style:parent-style-name="Table_20_Contents">
      <style:text-properties officeooo:rsid="00342cf4" officeooo:paragraph-rsid="005a438a"/>
    </style:style>
    <style:style style:name="P131" style:family="paragraph" style:parent-style-name="Table_20_Contents">
      <style:text-properties officeooo:paragraph-rsid="005a438a"/>
    </style:style>
    <style:style style:name="P132" style:family="paragraph" style:parent-style-name="Table_20_Contents">
      <style:paragraph-properties fo:text-align="center" style:justify-single-word="false"/>
      <style:text-properties fo:font-size="11pt" fo:font-weight="bold" officeooo:rsid="00097e43" officeooo:paragraph-rsid="005a438a" style:font-size-asian="11pt" style:font-weight-asian="bold" style:font-size-complex="11pt" style:font-weight-complex="bold"/>
    </style:style>
    <style:style style:name="P133" style:family="paragraph" style:parent-style-name="Table_20_Contents">
      <style:text-properties fo:font-size="11pt" officeooo:rsid="000fa86e" officeooo:paragraph-rsid="005a438a" style:font-size-asian="11pt" style:font-size-complex="11pt"/>
    </style:style>
    <style:style style:name="P134" style:family="paragraph" style:parent-style-name="Table_20_Contents">
      <style:text-properties fo:font-size="11pt" officeooo:rsid="0017804a" officeooo:paragraph-rsid="005a438a" style:font-size-asian="11pt" style:font-size-complex="11pt"/>
    </style:style>
    <style:style style:name="P135" style:family="paragraph" style:parent-style-name="Table_20_Contents">
      <style:text-properties fo:font-size="11pt" officeooo:rsid="0032ef32" officeooo:paragraph-rsid="005a438a" style:font-size-asian="11pt" style:font-size-complex="11pt"/>
    </style:style>
    <style:style style:name="P136" style:family="paragraph" style:parent-style-name="Table_20_Contents">
      <style:text-properties fo:font-size="11pt" officeooo:rsid="00aa566b" officeooo:paragraph-rsid="005a438a" style:font-size-asian="11pt" style:font-size-complex="11pt"/>
    </style:style>
    <style:style style:name="P137" style:family="paragraph" style:parent-style-name="Table_20_Contents">
      <style:text-properties fo:font-size="11pt" officeooo:rsid="00113ac5" officeooo:paragraph-rsid="005a438a" style:font-size-asian="11pt" style:font-size-complex="11pt"/>
    </style:style>
    <style:style style:name="P138" style:family="paragraph" style:parent-style-name="Table_20_Contents">
      <style:text-properties fo:font-size="11pt" officeooo:rsid="0010e434" officeooo:paragraph-rsid="005a438a" style:font-size-asian="11pt" style:font-size-complex="11pt"/>
    </style:style>
    <style:style style:name="P139" style:family="paragraph" style:parent-style-name="Contents_20_1">
      <style:paragraph-properties>
        <style:tab-stops>
          <style:tab-stop style:position="6.9252in" style:type="right" style:leader-style="dotted" style:leader-text="."/>
        </style:tab-stops>
      </style:paragraph-properties>
    </style:style>
    <style:style style:name="P140" style:family="paragraph" style:parent-style-name="Contents_20_2">
      <style:paragraph-properties>
        <style:tab-stops>
          <style:tab-stop style:position="6.7283in" style:type="right" style:leader-style="dotted" style:leader-text="."/>
        </style:tab-stops>
      </style:paragraph-properties>
    </style:style>
    <style:style style:name="P14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ce181e" style:text-underline-style="solid" style:text-underline-width="auto" style:text-underline-color="font-color" fo:font-weight="bold" style:font-weight-asian="bold" style:font-weight-complex="bold"/>
    </style:style>
    <style:style style:name="T2" style:family="text">
      <style:text-properties fo:color="#ce181e" style:text-underline-style="solid" style:text-underline-width="auto" style:text-underline-color="font-color" fo:font-weight="bold" officeooo:rsid="00568fc6" style:font-weight-asian="bold" style:font-weight-complex="bold"/>
    </style:style>
    <style:style style:name="T3" style:family="text">
      <style:text-properties officeooo:rsid="0032ef32"/>
    </style:style>
    <style:style style:name="T4" style:family="text">
      <style:text-properties officeooo:rsid="00113ac5"/>
    </style:style>
    <style:style style:name="T5" style:family="text">
      <style:text-properties officeooo:rsid="00115d87"/>
    </style:style>
    <style:style style:name="T6" style:family="text">
      <style:text-properties officeooo:rsid="0010e434"/>
    </style:style>
    <style:style style:name="T7" style:family="text">
      <style:text-properties officeooo:rsid="00146452"/>
    </style:style>
    <style:style style:name="T8" style:family="text">
      <style:text-properties officeooo:rsid="0034a1a2"/>
    </style:style>
    <style:style style:name="T9" style:family="text">
      <style:text-properties officeooo:rsid="003524a7"/>
    </style:style>
    <style:style style:name="T10" style:family="text">
      <style:text-properties officeooo:rsid="004141d0"/>
    </style:style>
    <style:style style:name="T11" style:family="text">
      <style:text-properties style:use-window-font-color="true" fo:font-weight="normal" style:font-weight-asian="normal" style:font-weight-complex="normal"/>
    </style:style>
    <style:style style:name="T12" style:family="text">
      <style:text-properties style:use-window-font-color="true" fo:font-weight="normal" officeooo:rsid="00432242" style:font-weight-asian="normal" style:font-weight-complex="normal"/>
    </style:style>
    <style:style style:name="T13" style:family="text">
      <style:text-properties style:use-window-font-color="true" fo:font-weight="normal" officeooo:rsid="0044d108" style:font-weight-asian="normal" style:font-weight-complex="normal"/>
    </style:style>
    <style:style style:name="T14" style:family="text">
      <style:text-properties style:use-window-font-color="true" fo:font-weight="normal" officeooo:rsid="00568fc6" style:font-weight-asian="normal" style:font-weight-complex="normal"/>
    </style:style>
    <style:style style:name="T15" style:family="text">
      <style:text-properties style:use-window-font-color="true" fo:font-weight="normal" fo:background-color="transparent" loext:char-shading-value="0" style:font-weight-asian="normal" style:font-weight-complex="normal"/>
    </style:style>
    <style:style style:name="T16" style:family="text">
      <style:text-properties style:use-window-font-color="true" style:text-underline-style="solid" style:text-underline-width="auto" style:text-underline-color="font-color" fo:font-weight="bold" officeooo:rsid="0044d108" style:font-weight-asian="bold" style:font-weight-complex="bold"/>
    </style:style>
    <style:style style:name="T17" style:family="text">
      <style:text-properties style:use-window-font-color="true" style:text-underline-style="none" fo:font-weight="normal" style:font-weight-asian="normal" style:font-weight-complex="normal"/>
    </style:style>
    <style:style style:name="T18" style:family="text">
      <style:text-properties style:use-window-font-color="true" style:text-underline-style="none" fo:font-weight="normal" officeooo:rsid="0044d108" style:font-weight-asian="normal" style:font-weight-complex="normal"/>
    </style:style>
    <style:style style:name="T19" style:family="text">
      <style:text-properties officeooo:rsid="00432242"/>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fo:font-weight="bold" officeooo:rsid="003524a7" style:font-weight-asian="bold" style:font-weight-complex="bold"/>
    </style:style>
    <style:style style:name="T23" style:family="text">
      <style:text-properties style:text-underline-style="solid" style:text-underline-width="auto" style:text-underline-color="font-color" fo:font-weight="bold" officeooo:rsid="00568fc6" style:font-weight-asian="bold" style:font-weight-complex="bold"/>
    </style:style>
    <style:style style:name="T24" style:family="text">
      <style:text-properties style:text-underline-style="solid" style:text-underline-width="auto" style:text-underline-color="font-color" officeooo:rsid="0065163e"/>
    </style:style>
    <style:style style:name="T25" style:family="text">
      <style:text-properties style:text-underline-style="solid" style:text-underline-width="auto" style:text-underline-color="font-color" officeooo:rsid="00691978"/>
    </style:style>
    <style:style style:name="T26" style:family="text">
      <style:text-properties style:text-underline-style="solid" style:text-underline-width="auto" style:text-underline-color="font-color" officeooo:rsid="00635463"/>
    </style:style>
    <style:style style:name="T27" style:family="text">
      <style:text-properties officeooo:rsid="004b1e35"/>
    </style:style>
    <style:style style:name="T28" style:family="text">
      <style:text-properties fo:color="#000000"/>
    </style:style>
    <style:style style:name="T29" style:family="text">
      <style:text-properties fo:color="#000000" officeooo:rsid="004ef063"/>
    </style:style>
    <style:style style:name="T30" style:family="text">
      <style:text-properties fo:color="#000000" fo:font-weight="bold" style:font-weight-asian="bold" style:font-weight-complex="bold"/>
    </style:style>
    <style:style style:name="T31" style:family="text">
      <style:text-properties fo:color="#000000" officeooo:rsid="00097e43"/>
    </style:style>
    <style:style style:name="T32" style:family="text">
      <style:text-properties officeooo:rsid="004ef063"/>
    </style:style>
    <style:style style:name="T33" style:family="text">
      <style:text-properties officeooo:rsid="004f787d"/>
    </style:style>
    <style:style style:name="T34" style:family="text">
      <style:text-properties officeooo:rsid="00502525"/>
    </style:style>
    <style:style style:name="T35" style:family="text">
      <style:text-properties officeooo:rsid="0050c993"/>
    </style:style>
    <style:style style:name="T36" style:family="text">
      <style:text-properties fo:font-weight="bold" style:font-weight-asian="bold" style:font-weight-complex="bold"/>
    </style:style>
    <style:style style:name="T37" style:family="text">
      <style:text-properties fo:font-weight="bold" officeooo:rsid="005b04c3" style:font-weight-asian="bold" style:font-weight-complex="bold"/>
    </style:style>
    <style:style style:name="T38" style:family="text">
      <style:text-properties fo:font-weight="bold" officeooo:rsid="006e7c9a" style:font-weight-asian="bold" style:font-weight-complex="bold"/>
    </style:style>
    <style:style style:name="T39" style:family="text">
      <style:text-properties officeooo:rsid="00542f0f"/>
    </style:style>
    <style:style style:name="T40" style:family="text">
      <style:text-properties officeooo:rsid="00545588"/>
    </style:style>
    <style:style style:name="T41" style:family="text">
      <style:text-properties officeooo:rsid="00568fc6"/>
    </style:style>
    <style:style style:name="T42" style:family="text">
      <style:text-properties fo:font-weight="normal" style:font-weight-asian="normal" style:font-weight-complex="normal"/>
    </style:style>
    <style:style style:name="T43" style:family="text">
      <style:text-properties fo:font-weight="normal" officeooo:rsid="00635463" style:font-weight-asian="normal" style:font-weight-complex="normal"/>
    </style:style>
    <style:style style:name="T44" style:family="text">
      <style:text-properties fo:font-weight="normal" officeooo:rsid="006378b2" style:font-weight-asian="normal" style:font-weight-complex="normal"/>
    </style:style>
    <style:style style:name="T45" style:family="text">
      <style:text-properties fo:font-style="italic" fo:font-weight="bold" officeooo:rsid="005cbcea" style:font-style-asian="italic" style:font-weight-asian="bold" style:font-style-complex="italic" style:font-weight-complex="bold"/>
    </style:style>
    <style:style style:name="T46" style:family="text">
      <style:text-properties officeooo:rsid="00571639"/>
    </style:style>
    <style:style style:name="T47" style:family="text">
      <style:text-properties officeooo:rsid="005d1cd2"/>
    </style:style>
    <style:style style:name="T48" style:family="text">
      <style:text-properties officeooo:rsid="005e9eff"/>
    </style:style>
    <style:style style:name="T49" style:family="text">
      <style:text-properties fo:font-style="normal" style:font-style-asian="normal" style:font-style-complex="normal"/>
    </style:style>
    <style:style style:name="T50" style:family="text">
      <style:text-properties fo:font-style="normal" style:text-underline-style="solid" style:text-underline-width="auto" style:text-underline-color="font-color" fo:font-weight="normal" officeooo:rsid="005e9eff" style:font-style-asian="normal" style:font-weight-asian="normal" style:font-style-complex="normal" style:font-weight-complex="normal"/>
    </style:style>
    <style:style style:name="T51" style:family="text">
      <style:text-properties fo:font-style="normal" style:text-underline-style="solid" style:text-underline-width="auto" style:text-underline-color="font-color" fo:font-weight="normal" officeooo:rsid="0065163e" style:font-style-asian="normal" style:font-weight-asian="normal" style:font-style-complex="normal" style:font-weight-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6150b5" style:font-style-asian="normal" style:font-weight-asian="normal" style:font-style-complex="normal" style:font-weight-complex="normal"/>
    </style:style>
    <style:style style:name="T54" style:family="text">
      <style:text-properties fo:font-style="normal" fo:font-weight="normal" officeooo:rsid="00635463" style:font-style-asian="normal" style:font-weight-asian="normal" style:font-style-complex="normal" style:font-weight-complex="normal"/>
    </style:style>
    <style:style style:name="T55" style:family="text">
      <style:text-properties fo:font-style="normal" fo:font-weight="normal" officeooo:rsid="006378b2" style:font-style-asian="normal" style:font-weight-asian="normal" style:font-style-complex="normal" style:font-weight-complex="normal"/>
    </style:style>
    <style:style style:name="T56" style:family="text">
      <style:text-properties fo:font-style="normal" fo:font-weight="normal" officeooo:rsid="0064be4d" style:font-style-asian="normal" style:font-weight-asian="normal" style:font-style-complex="normal" style:font-weight-complex="normal"/>
    </style:style>
    <style:style style:name="T57" style:family="text">
      <style:text-properties fo:font-style="normal" fo:font-weight="normal" officeooo:rsid="005e9eff" style:font-style-asian="normal" style:font-weight-asian="normal" style:font-style-complex="normal" style:font-weight-complex="normal"/>
    </style:style>
    <style:style style:name="T58" style:family="text">
      <style:text-properties fo:font-style="normal" fo:font-weight="normal" officeooo:rsid="0061630b" style:font-style-asian="normal" style:font-weight-asian="normal" style:font-style-complex="normal" style:font-weight-complex="normal"/>
    </style:style>
    <style:style style:name="T59" style:family="text">
      <style:text-properties fo:font-style="normal" fo:font-weight="normal" officeooo:rsid="00630725" style:font-style-asian="normal" style:font-weight-asian="normal" style:font-style-complex="normal" style:font-weight-complex="normal"/>
    </style:style>
    <style:style style:name="T60" style:family="text">
      <style:text-properties fo:font-style="normal" fo:font-weight="normal" officeooo:rsid="0065163e" style:font-style-asian="normal" style:font-weight-asian="normal" style:font-style-complex="normal" style:font-weight-complex="normal"/>
    </style:style>
    <style:style style:name="T61" style:family="text">
      <style:text-properties fo:font-style="normal" fo:font-weight="normal" officeooo:rsid="006750f9" style:font-style-asian="normal" style:font-weight-asian="normal" style:font-style-complex="normal" style:font-weight-complex="normal"/>
    </style:style>
    <style:style style:name="T62" style:family="text">
      <style:text-properties fo:font-style="normal" fo:font-weight="normal" officeooo:rsid="0067ab99" style:font-style-asian="normal" style:font-weight-asian="normal" style:font-style-complex="normal" style:font-weight-complex="normal"/>
    </style:style>
    <style:style style:name="T63" style:family="text">
      <style:text-properties fo:font-style="normal" fo:font-weight="normal" officeooo:rsid="00691978" style:font-style-asian="normal" style:font-weight-asian="normal" style:font-style-complex="normal" style:font-weight-complex="normal"/>
    </style:style>
    <style:style style:name="T64" style:family="text">
      <style:text-properties fo:font-style="normal" fo:font-weight="normal" officeooo:rsid="006e7c9a" style:font-style-asian="normal" style:font-weight-asian="normal" style:font-style-complex="normal" style:font-weight-complex="normal"/>
    </style:style>
    <style:style style:name="T65" style:family="text">
      <style:text-properties fo:font-style="normal" fo:font-weight="normal" officeooo:rsid="0072ec10" style:font-style-asian="normal" style:font-weight-asian="normal" style:font-style-complex="normal" style:font-weight-complex="normal"/>
    </style:style>
    <style:style style:name="T66" style:family="text">
      <style:text-properties officeooo:rsid="00635463"/>
    </style:style>
    <style:style style:name="T67" style:family="text">
      <style:text-properties officeooo:rsid="006378b2"/>
    </style:style>
    <style:style style:name="T68" style:family="text">
      <style:text-properties officeooo:rsid="0065163e"/>
    </style:style>
    <style:style style:name="T69" style:family="text">
      <style:text-properties officeooo:rsid="0065e229"/>
    </style:style>
    <style:style style:name="T70" style:family="text">
      <style:text-properties officeooo:rsid="006cfe32"/>
    </style:style>
    <style:style style:name="T71" style:family="text">
      <style:text-properties officeooo:rsid="006e7c9a"/>
    </style:style>
    <style:style style:name="T72" style:family="text">
      <style:text-properties officeooo:rsid="0072ec10"/>
    </style:style>
    <style:style style:name="T73" style:family="text">
      <style:text-properties officeooo:rsid="0073e3c9"/>
    </style:style>
    <style:style style:name="T74" style:family="text">
      <style:text-properties officeooo:rsid="0075bd01"/>
    </style:style>
    <style:style style:name="T75" style:family="text">
      <style:text-properties officeooo:rsid="00769f9d"/>
    </style:style>
    <style:style style:name="T76" style:family="text">
      <style:text-properties officeooo:rsid="0076d564"/>
    </style:style>
    <style:style style:name="T77" style:family="text">
      <style:text-properties officeooo:rsid="0078b43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blioteca</text:p>
      <text:p text:style-name="P99">Progetto di Basi di Dati 2017/2018</text:p>
      <text:p text:style-name="P98"/>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39"><text:a xlink:type="simple" xlink:href="#__RefHeading___Toc211_1754952828" text:style-name="Index_20_Link" text:visited-style-name="Index_20_Link">1. Specifiche assegnate<text:tab/>3</text:a></text:p>
          <text:p text:style-name="P140"><text:a xlink:type="simple" xlink:href="#__RefHeading___Toc813_1425705999" text:style-name="Index_20_Link" text:visited-style-name="Index_20_Link">1.1. Requisiti testuali<text:tab/>3</text:a></text:p>
          <text:p text:style-name="P140"><text:a xlink:type="simple" xlink:href="#__RefHeading___Toc667_1425705999" text:style-name="Index_20_Link" text:visited-style-name="Index_20_Link">1.2. Operazioni da realizzare<text:tab/>4</text:a></text:p>
          <text:p text:style-name="P139"><text:a xlink:type="simple" xlink:href="#__RefHeading___Toc669_1425705999" text:style-name="Index_20_Link" text:visited-style-name="Index_20_Link">2. Formalizzazione e analisi dei requisiti<text:tab/>5</text:a></text:p>
          <text:p text:style-name="P140"><text:a xlink:type="simple" xlink:href="#__RefHeading___Toc671_1425705999" text:style-name="Index_20_Link" text:visited-style-name="Index_20_Link">2.1. Individuazione dei concetti rilevanti<text:tab/>5</text:a></text:p>
          <text:p text:style-name="P140"><text:a xlink:type="simple" xlink:href="#__RefHeading___Toc673_1425705999" text:style-name="Index_20_Link" text:visited-style-name="Index_20_Link">2.2. Glossario dei termini<text:tab/>6</text:a></text:p>
          <text:p text:style-name="P140"><text:a xlink:type="simple" xlink:href="#__RefHeading___Toc675_1425705999" text:style-name="Index_20_Link" text:visited-style-name="Index_20_Link">2.3 Ristrutturazione dei requisiti<text:tab/>7</text:a></text:p>
          <text:p text:style-name="P141"><text:a xlink:type="simple" xlink:href="#__RefHeading___Toc989_1425705999" text:style-name="Index_20_Link" text:visited-style-name="Index_20_Link">2.3.1. Frasi di carattere generale<text:tab/>7</text:a></text:p>
          <text:p text:style-name="P141"><text:a xlink:type="simple" xlink:href="#__RefHeading___Toc991_1425705999" text:style-name="Index_20_Link" text:visited-style-name="Index_20_Link">2.3.2. Frasi relative a “Pubblicazione”<text:tab/>7</text:a></text:p>
          <text:p text:style-name="P141"><text:a xlink:type="simple" xlink:href="#__RefHeading___Toc993_1425705999" text:style-name="Index_20_Link" text:visited-style-name="Index_20_Link">2.3.3. Frasi relative a “Sorgente”<text:tab/>8</text:a></text:p>
          <text:p text:style-name="P141"><text:a xlink:type="simple" xlink:href="#__RefHeading___Toc995_1425705999" text:style-name="Index_20_Link" text:visited-style-name="Index_20_Link">2.3.4. Frasi relative a “Metadati”<text:tab/>9</text:a></text:p>
          <text:p text:style-name="P141"><text:a xlink:type="simple" xlink:href="#__RefHeading___Toc936_1425705999" text:style-name="Index_20_Link" text:visited-style-name="Index_20_Link">2.3.5. Frasi relative a “Recensione”<text:tab/>10</text:a></text:p>
          <text:p text:style-name="P141"><text:a xlink:type="simple" xlink:href="#__RefHeading___Toc997_1425705999" text:style-name="Index_20_Link" text:visited-style-name="Index_20_Link">2.3.6. Frasi relative a “Like”<text:tab/>11</text:a></text:p>
          <text:p text:style-name="P141"><text:a xlink:type="simple" xlink:href="#__RefHeading___Toc999_1425705999" text:style-name="Index_20_Link" text:visited-style-name="Index_20_Link">2.3.7. Frasi relative a “Utente”<text:tab/>11</text:a></text:p>
          <text:p text:style-name="P141"><text:a xlink:type="simple" xlink:href="#__RefHeading___Toc1001_1425705999" text:style-name="Index_20_Link" text:visited-style-name="Index_20_Link">2.3.8. Frasi relative a “Storico”<text:tab/>13</text:a></text:p>
          <text:p text:style-name="P139"><text:a xlink:type="simple" xlink:href="#__RefHeading___Toc677_1425705999" text:style-name="Index_20_Link" text:visited-style-name="Index_20_Link">3. Progettazione concettuale mediante modello ER<text:tab/>14</text:a></text:p>
          <text:p text:style-name="P140"><text:a xlink:type="simple" xlink:href="#__RefHeading___Toc679_1425705999" text:style-name="Index_20_Link" text:visited-style-name="Index_20_Link">3.1. Individuazione delle entita’<text:tab/>14</text:a></text:p>
          <text:p text:style-name="P140"><text:a xlink:type="simple" xlink:href="#__RefHeading___Toc681_1425705999" text:style-name="Index_20_Link" text:visited-style-name="Index_20_Link">3.2. Schema concettuale risultante<text:tab/>14</text:a></text:p>
          <text:p text:style-name="P140"><text:a xlink:type="simple" xlink:href="#__RefHeading___Toc683_1425705999" text:style-name="Index_20_Link" text:visited-style-name="Index_20_Link">3.3. Tabella delle entita’<text:tab/>14</text:a></text:p>
          <text:p text:style-name="P140"><text:a xlink:type="simple" xlink:href="#__RefHeading___Toc685_1425705999" text:style-name="Index_20_Link" text:visited-style-name="Index_20_Link">3.4. Tabelle delle relazioni<text:tab/>14</text:a></text:p>
          <text:p text:style-name="P139"><text:a xlink:type="simple" xlink:href="#__RefHeading___Toc687_1425705999" text:style-name="Index_20_Link" text:visited-style-name="Index_20_Link">4. Formalizzazione dei vincoli non espressi tramite il modello ER<text:tab/>15</text:a></text:p>
          <text:p text:style-name="P140"><text:a xlink:type="simple" xlink:href="#__RefHeading___Toc689_1425705999" text:style-name="Index_20_Link" text:visited-style-name="Index_20_Link">4.1. Vincoli associati al modello ER risultante<text:tab/>15</text:a></text:p>
          <text:p text:style-name="P140"><text:a xlink:type="simple" xlink:href="#__RefHeading___Toc691_1425705999" text:style-name="Index_20_Link" text:visited-style-name="Index_20_Link">4.2. Vincoli e regole derivate<text:tab/>15</text:a></text:p>
          <text:p text:style-name="P139"><text:a xlink:type="simple" xlink:href="#__RefHeading___Toc693_1425705999" text:style-name="Index_20_Link" text:visited-style-name="Index_20_Link">5. Ristrutturazione e ottimizzazione del modello ER<text:tab/>16</text:a></text:p>
          <text:p text:style-name="P140"><text:a xlink:type="simple" xlink:href="#__RefHeading___Toc695_1425705999" text:style-name="Index_20_Link" text:visited-style-name="Index_20_Link">5.1. Analisi dei volumi e tavola delle operazioni<text:tab/>16</text:a></text:p>
          <text:p text:style-name="P140"><text:a xlink:type="simple" xlink:href="#__RefHeading___Toc697_1425705999" text:style-name="Index_20_Link" text:visited-style-name="Index_20_Link">5.2. Ristrutturazione dello schema ER<text:tab/>16</text:a></text:p>
          <text:p text:style-name="P140"><text:a xlink:type="simple" xlink:href="#__RefHeading___Toc699_1425705999" text:style-name="Index_20_Link" text:visited-style-name="Index_20_Link">5.3. Analisi delle ridondanze<text:tab/>16</text:a></text:p>
          <text:p text:style-name="P140"><text:a xlink:type="simple" xlink:href="#__RefHeading___Toc701_1425705999" text:style-name="Index_20_Link" text:visited-style-name="Index_20_Link">5.4. Schema ER risultante ottimizzato<text:tab/>16</text:a></text:p>
          <text:p text:style-name="P139"><text:a xlink:type="simple" xlink:href="#__RefHeading___Toc815_1425705999" text:style-name="Index_20_Link" text:visited-style-name="Index_20_Link">6. Traduzione del modello ER in modello relazionale<text:tab/>17</text:a></text:p>
          <text:p text:style-name="P140"><text:a xlink:type="simple" xlink:href="#__RefHeading___Toc705_1425705999" text:style-name="Index_20_Link" text:visited-style-name="Index_20_Link">6.1. Vincoli di integrita’ referenziale<text:tab/>17</text:a></text:p>
        </text:index-body>
      </text:table-of-content>
      <text:h text:style-name="P100" text:outline-level="1"/>
      <text:h text:style-name="P105" text:outline-level="1"><text:bookmark-start text:name="__RefHeading___Toc211_1754952828"/><text:span text:style-name="T32">1. </text:span>Specifiche assegnate<text:bookmark-end text:name="__RefHeading___Toc211_1754952828"/></text:h>
      <text:h text:style-name="P110" text:outline-level="2"><text:bookmark-start text:name="__RefHeading___Toc813_1425705999"/><text:span text:style-name="T32">1.1. </text:span>Requisiti testuali<text:bookmark-end text:name="__RefHeading___Toc813_1425705999"/></text:h>
      <text:p text:style-name="P21">La Biblioteca rappresenta un semplice gestore di <text:span text:style-name="T30">catalogo bibliografico</text:span> online. Il catalogo conterrà una serie di <text:span text:style-name="T30">pubblicazioni</text:span>, ciascuna delle quali caratterizzata da un <text:span text:style-name="T30">titolo</text:span>, una <text:span text:style-name="T37">lista</text:span><text:span text:style-name="T36"> di autori</text:span>, un <text:span text:style-name="T36">editore</text:span>, una serie di <text:span text:style-name="T36">metadati</text:span> (vedi dopo) e, opzionalmente, una <text:span text:style-name="T36">descrizione</text:span> <text:span text:style-name="T36">testuale</text:span> (sunto del contenuto o presentazione della pubblicazione), un <text:span text:style-name="T36">indice</text:span> (composto dai titoli dei vari <text:span text:style-name="T36">capitoli</text:span>/<text:span text:style-name="T36">sezioni</text:span> della pubblicazione, numerati e ordinati) e una serie di <text:span text:style-name="T36">sorgenti</text:span> tramite le quali poter accedere alla pubblicazione o a parti di essa. Ciascuna sorgente sarà caratterizzata da un <text:span text:style-name="T36">tipo</text:span>, una <text:span text:style-name="T36">URI</text:span>, da un <text:span text:style-name="T36">formato</text:span> e da una <text:span text:style-name="T36">descrizione</text:span>. Esempi di sorgenti valide potrebbero essere i seguenti:</text:p>
      <text:list xml:id="list3299649003" text:style-name="L1">
        <text:list-item>
          <text:p text:style-name="P17">tipo=”immagine”, URI=”http://server.net/cover.jpg”, formato=”jpeg”, descrizione=”copertina”</text:p>
        </text:list-item>
        <text:list-item>
          <text:p text:style-name="P17">tipo=”download”, URI=”http://server.net/book.pdf”, formato=”application/pdf”,descrizione=”versione elettronica gratuita”</text:p>
        </text:list-item>
      </text:list>
      <text:list xml:id="list1891179391" text:style-name="L2">
        <text:list-item>
          <text:p text:style-name="P18">tipo=”acquisto”, URI=”http://www.amazon.it/xyz”, formato=”cartaceo, copertina rigida”, descrizione=”acquista online”</text:p>
        </text:list-item>
      </text:list>
      <text:p text:style-name="P2">Per quanto riguarda invece i metadati, questi saranno costituiti (almeno) dalle seguenti informazioni: codice <text:span text:style-name="T36">ISBN</text:span>, <text:span text:style-name="T36">numero di pagine</text:span>, <text:span text:style-name="T36">lingua</text:span>, <text:span text:style-name="T36">data di pubblicazione</text:span>, l<text:span text:style-name="T36">ista delle ristampe</text:span> (numero e data) e <text:span text:style-name="T36">parole chiave</text:span> identificative (zero o più).</text:p>
      <text:p text:style-name="P2">Ciascuna pubblicazione potrà essere associata a un certo numero di <text:span text:style-name="T36">recensioni</text:span> testuali, le quali dovranno anche indicare l’utente che le ha inserite e la data/ora dell’inserimento. Le recensioni saranno moderate, quindi è necessario prevedere un <text:span text:style-name="T36">flag</text:span> che indichi se la recensione è stata approvata oppure no dai moderatori. Infine, gli utenti potranno anche assegnare il loro <text:span text:style-name="T36">like</text:span> alle pubblicazioni, che quindi dovranno essere associate anche alla lista dei like ricevuti, con utente e data. Sarà inoltre necessario prevedere opportune strutture per immagazzinare i dati dell’utenza. Il sistema, infatti, prevede due tipologie di <text:span text:style-name="T36">utenza</text:span>: attiva e passiva. Gli utenti potranno registrarsi nel sito fornendo</text:p>
      <text:p text:style-name="P2">i loro <text:span text:style-name="T36">dati anagrafici</text:span>, un indirizzo <text:span text:style-name="T36">email</text:span> (che verrà usato anche come username) e, ovviamente, la <text:span text:style-name="T36">password</text:span> scelta. Il livello di utenza iniziale sarà sempre quello passivo. Per tener traccia delle modifiche effettuate alla bibliografia dai vari utenti attivi, il <text:soft-page-break/>sistema dovrà mantenere una “<text:span text:style-name="T36">storia</text:span>” di ciascuna <text:span text:style-name="T36">scheda bibliografica</text:span>. Ogni entry di tale storia conterrà un timestamp, il nome dell’utente e una descrizione della modifica. Potete scegliere voi il dettaglio di questa descrizione: di base, sono accettabili anche descrizioni del tipo “ha modificato la pubblicazione”, “ha inserito la pubblicazione”, “ha approvato una recensione dell’utente X”, ecc.</text:p>
      <text:h text:style-name="P110" text:outline-level="2"><text:bookmark-start text:name="__RefHeading___Toc667_1425705999"/><text:span text:style-name="T32">1.2. </text:span>Operazioni da realizzare<text:bookmark-end text:name="__RefHeading___Toc667_1425705999"/></text:h>
      <text:list xml:id="list2467089365" text:style-name="L3">
        <text:list-item>
          <text:p text:style-name="P19">Modifica del <text:span text:style-name="T36">livello di un utente</text:span> (da attivo a passivo e viceversa).</text:p>
        </text:list-item>
        <text:list-item>
          <text:p text:style-name="P19">Estrazione elenco delle ultime dieci pubblicazioni inserite.</text:p>
        </text:list-item>
        <text:list-item>
          <text:p text:style-name="P19">Estrazione elenco delle pubblicazioni aggiornate di recente (ultimi 30 giorni).</text:p>
        </text:list-item>
        <text:list-item>
          <text:p text:style-name="P19">Estrazione elenco degli utenti più “collaborativi” (cioè quelli che hanno inserito più pubblicazioni).</text:p>
        </text:list-item>
        <text:list-item>
          <text:p text:style-name="P19">Estrazione elenco delle pubblicazioni inserite da un utente.</text:p>
        </text:list-item>
        <text:list-item>
          <text:p text:style-name="P19">Estrazione <text:span text:style-name="T42">catalogo</text:span>, cioè elenco di tutte le pubblicazioni con titolo, autori, editore e anno di pubblicazione, ordinato per titolo.</text:p>
        </text:list-item>
        <text:list-item>
          <text:p text:style-name="P19">Estrazione dati completi di una pubblicazione specifica dato il suo ID.</text:p>
        </text:list-item>
        <text:list-item>
          <text:p text:style-name="P19">Ricerca di pubblicazioni per ISBN, titolo, autore, e parole chiave.</text:p>
        </text:list-item>
        <text:list-item>
          <text:p text:style-name="P19">Inserimento di una recensione relativa a una pubblicazione.</text:p>
        </text:list-item>
        <text:list-item>
          <text:p text:style-name="P19"><text:s/>Approvazione di una recensione (da parte del moderatore).</text:p>
        </text:list-item>
        <text:list-item>
          <text:p text:style-name="P19"><text:s/>Inserimento di un like relativo a una pubblicazione.</text:p>
        </text:list-item>
        <text:list-item>
          <text:p text:style-name="P19"><text:s/>Calcolo numero dei like per una pubblicazione.</text:p>
        </text:list-item>
        <text:list-item>
          <text:p text:style-name="P19"><text:s/>Estrazione elenco delle recensioni approvate per una pubblicazione.</text:p>
        </text:list-item>
        <text:list-item>
          <text:p text:style-name="P19"><text:s/>Estrazione elenco delle recensioni in attesa di approvazione.</text:p>
        </text:list-item>
        <text:list-item>
          <text:p text:style-name="P19"><text:s/>Estrazione log delle modifiche effettuare su una pubblicazione.</text:p>
        </text:list-item>
        <text:list-item>
          <text:p text:style-name="P19"><text:s/>Estrazione elenco delle pubblicazioni per le quali è disponibile un <text:span text:style-name="T36">download</text:span>.</text:p>
        </text:list-item>
        <text:list-item>
          <text:p text:style-name="P19"><text:s/>Estrazione della lista delle pubblicazioni in catalogo, ognuna con la data dell’ultima ristampa.</text:p>
        </text:list-item>
        <text:list-item>
          <text:p text:style-name="P19"><text:s/>Data una pubblicazione, restituire tutte le pubblicazioni del catalogo aventi gli stessi autori.</text:p>
        </text:list-item>
      </text:list>
      <text:h text:style-name="P103" text:outline-level="1"><text:bookmark-start text:name="__RefHeading___Toc669_1425705999"/><text:span text:style-name="T32">2. </text:span>Formalizzazione e analisi dei requisiti<text:bookmark-end text:name="__RefHeading___Toc669_1425705999"/></text:h>
      <text:h text:style-name="P118" text:outline-level="2"><text:bookmark-start text:name="__RefHeading___Toc671_1425705999"/><text:span text:style-name="T29">2.1. I</text:span><text:span text:style-name="T28">ndividuazione dei concetti rilevanti</text:span><text:bookmark-end text:name="__RefHeading___Toc671_1425705999"/></text:h>
      <text:p text:style-name="P26"><text:span text:style-name="T31">I concetti rilevanti sono stati evidenziati in grassetto nella sezione “1. Specifiche assegnate”.</text:span></text:p>
      <text:p text:style-name="P20"/>
      <text:p text:style-name="P20"/>
      <text:p text:style-name="P15"/>
      <text:h text:style-name="P111" text:outline-level="2"/>
      <text:h text:style-name="Heading_20_2" text:outline-level="2"/>
      <text:h text:style-name="P117" text:outline-level="2"/>
      <text:h text:style-name="P119" text:outline-level="2"><text:bookmark-start text:name="__RefHeading___Toc673_1425705999"/><text:span text:style-name="T32">2.2. G</text:span>lossario dei termini<text:bookmark-end text:name="__RefHeading___Toc673_1425705999"/></text:h>
      <text:p text:style-name="Text_20_body"/>
      <table:table table:name="Table1" table:style-name="Table1">
        <table:table-column table:style-name="Table1.A"/>
        <table:table-column table:style-name="Table1.B"/>
        <table:table-column table:style-name="Table1.C" table:number-columns-repeated="2"/>
        <table:table-row>
          <table:table-cell table:style-name="Table1.A1" office:value-type="string">
            <text:p text:style-name="P120">TERMINE</text:p>
          </table:table-cell>
          <table:table-cell table:style-name="Table1.A1" office:value-type="string">
            <text:p text:style-name="P132">DESCRIZIONE</text:p>
          </table:table-cell>
          <table:table-cell table:style-name="Table1.A1" office:value-type="string">
            <text:p text:style-name="P120">SINONIMI</text:p>
          </table:table-cell>
          <table:table-cell table:style-name="Table1.D1" office:value-type="string">
            <text:p text:style-name="P120">COLLEGAMENTI</text:p>
          </table:table-cell>
        </table:table-row>
        <table:table-row>
          <table:table-cell table:style-name="Table1.A2" office:value-type="string">
            <text:p text:style-name="P121">Biblioteca</text:p>
          </table:table-cell>
          <table:table-cell table:style-name="Table1.A2" office:value-type="string">
            <text:p text:style-name="P133">Collezione di pubblicazioni</text:p>
          </table:table-cell>
          <table:table-cell table:style-name="Table1.A2" office:value-type="string">
            <text:p text:style-name="P123">Catalogo bibliografico</text:p>
          </table:table-cell>
          <table:table-cell table:style-name="Table1.D2" office:value-type="string">
            <text:p text:style-name="P122"/>
          </table:table-cell>
        </table:table-row>
        <table:table-row>
          <table:table-cell table:style-name="Table1.A2" office:value-type="string">
            <text:p text:style-name="P121">Pubblicazione</text:p>
          </table:table-cell>
          <table:table-cell table:style-name="Table1.A2" office:value-type="string">
            <text:p text:style-name="P134">Testo divulgativo</text:p>
          </table:table-cell>
          <table:table-cell table:style-name="Table1.A2" office:value-type="string">
            <text:p text:style-name="P131"/>
          </table:table-cell>
          <table:table-cell table:style-name="Table1.D2" office:value-type="string">
            <text:p text:style-name="P122">Sorgente, Recensione, Like, <text:span text:style-name="T4">Indice, Utente</text:span></text:p>
          </table:table-cell>
        </table:table-row>
        <table:table-row>
          <table:table-cell table:style-name="Table1.A2" office:value-type="string">
            <text:p text:style-name="P125">Metadati</text:p>
          </table:table-cell>
          <table:table-cell table:style-name="Table1.A2" office:value-type="string">
            <text:p text:style-name="P135">Informazioni riguardanti una pubblicazione</text:p>
          </table:table-cell>
          <table:table-cell table:style-name="Table1.A2" office:value-type="string">
            <text:p text:style-name="P126"/>
          </table:table-cell>
          <table:table-cell table:style-name="Table1.D2" office:value-type="string">
            <text:p text:style-name="P127">Pu<text:span text:style-name="T34">b</text:span>blicazione</text:p>
          </table:table-cell>
        </table:table-row>
        <table:table-row>
          <table:table-cell table:style-name="Table1.A2" office:value-type="string">
            <text:p text:style-name="P126">Ristampa</text:p>
          </table:table-cell>
          <table:table-cell table:style-name="Table1.A2" office:value-type="string">
            <text:p text:style-name="P136"><text:span text:style-name="T3">Ris</text:span>tampa di una pubblicazione <text:s/><text:span text:style-name="T3">sotto una nuova veste tipografica</text:span></text:p>
          </table:table-cell>
          <table:table-cell table:style-name="Table1.A2" office:value-type="string">
            <text:p text:style-name="P131"/>
          </table:table-cell>
          <table:table-cell table:style-name="Table1.D2" office:value-type="string">
            <text:p text:style-name="P125">Pubblicazione, <text:span text:style-name="T34">Metadati</text:span></text:p>
          </table:table-cell>
        </table:table-row>
        <table:table-row>
          <table:table-cell table:style-name="Table1.A2" office:value-type="string">
            <text:p text:style-name="P128">Indice</text:p>
          </table:table-cell>
          <table:table-cell table:style-name="Table1.A2" office:value-type="string">
            <text:p text:style-name="P137">Elenco dei vari capitoli <text:span text:style-name="T5">numerato e ordinato</text:span></text:p>
          </table:table-cell>
          <table:table-cell table:style-name="Table1.A2" office:value-type="string">
            <text:p text:style-name="P131"/>
          </table:table-cell>
          <table:table-cell table:style-name="Table1.D2" office:value-type="string">
            <text:p text:style-name="P125">Pubblicazione</text:p>
          </table:table-cell>
        </table:table-row>
        <table:table-row>
          <table:table-cell table:style-name="Table1.A2" office:value-type="string">
            <text:p text:style-name="P122">Autore</text:p>
          </table:table-cell>
          <table:table-cell table:style-name="Table1.A2" office:value-type="string">
            <text:p text:style-name="P133">Chi ha scritto una pubblicazione</text:p>
          </table:table-cell>
          <table:table-cell table:style-name="Table1.A2" office:value-type="string">
            <text:p text:style-name="P131"/>
          </table:table-cell>
          <table:table-cell table:style-name="Table1.D2" office:value-type="string">
            <text:p text:style-name="P128">Pubblicazione, <text:span text:style-name="T34">Metadati</text:span></text:p>
          </table:table-cell>
        </table:table-row>
        <table:table-row>
          <table:table-cell table:style-name="Table1.A2" office:value-type="string">
            <text:p text:style-name="P122">Editore</text:p>
          </table:table-cell>
          <table:table-cell table:style-name="Table1.A2" office:value-type="string">
            <text:p text:style-name="P133">Chi ha <text:span text:style-name="T6">prodotto la pubblicazione</text:span></text:p>
          </table:table-cell>
          <table:table-cell table:style-name="Table1.A2" office:value-type="string">
            <text:p text:style-name="P131"/>
          </table:table-cell>
          <table:table-cell table:style-name="Table1.D2" office:value-type="string">
            <text:p text:style-name="P128">Pubblicazione, <text:span text:style-name="T34">Metadati</text:span></text:p>
          </table:table-cell>
        </table:table-row>
        <table:table-row>
          <table:table-cell table:style-name="Table1.A2" office:value-type="string">
            <text:p text:style-name="P121">Sorgente</text:p>
          </table:table-cell>
          <table:table-cell table:style-name="Table1.A2" office:value-type="string">
            <text:p text:style-name="P135">Risorse collegate ad una pubblicazione</text:p>
          </table:table-cell>
          <table:table-cell table:style-name="Table1.A2" office:value-type="string">
            <text:p text:style-name="P131"/>
          </table:table-cell>
          <table:table-cell table:style-name="Table1.D2" office:value-type="string">
            <text:p text:style-name="P125">Pubblicazione, <text:span text:style-name="T34">Metadati</text:span></text:p>
          </table:table-cell>
        </table:table-row>
        <table:table-row table:style-name="Table1.10">
          <table:table-cell table:style-name="Table1.A2" office:value-type="string">
            <text:p text:style-name="P121">Recensione</text:p>
          </table:table-cell>
          <table:table-cell table:style-name="Table1.A2" office:value-type="string">
            <text:p text:style-name="P138">Opinione di un utente su una pubblicazione</text:p>
          </table:table-cell>
          <table:table-cell table:style-name="Table1.A2" office:value-type="string">
            <text:p text:style-name="P131"/>
          </table:table-cell>
          <table:table-cell table:style-name="Table1.D2" office:value-type="string">
            <text:p text:style-name="P129"><text:span text:style-name="T3">P</text:span>ubblicazione, <text:span text:style-name="T34">Utente</text:span></text:p>
          </table:table-cell>
        </table:table-row>
        <table:table-row table:style-name="Table1.10">
          <table:table-cell table:style-name="Table1.A2" office:value-type="string">
            <text:p text:style-name="P121">Like</text:p>
          </table:table-cell>
          <table:table-cell table:style-name="Table1.A2" office:value-type="string">
            <text:p text:style-name="P138">Gradimento di un utente per una <text:span text:style-name="T3">p</text:span>ubblicazione</text:p>
          </table:table-cell>
          <table:table-cell table:style-name="Table1.A2" office:value-type="string">
            <text:p text:style-name="P131"/>
          </table:table-cell>
          <table:table-cell table:style-name="Table1.D2" office:value-type="string">
            <text:p text:style-name="P129">Pubblicazione, <text:span text:style-name="T7">Utente</text:span></text:p>
          </table:table-cell>
        </table:table-row>
        <table:table-row table:style-name="Table1.10">
          <table:table-cell table:style-name="Table1.A2" office:value-type="string">
            <text:p text:style-name="P121">Utente</text:p>
          </table:table-cell>
          <table:table-cell table:style-name="Table1.A2" office:value-type="string">
            <text:p text:style-name="P134">Persona che <text:span text:style-name="T3">interagisce col sistema</text:span></text:p>
          </table:table-cell>
          <table:table-cell table:style-name="Table1.A2" office:value-type="string">
            <text:p text:style-name="P124">Moderatore, utente attivo,utente passivo</text:p>
          </table:table-cell>
          <table:table-cell table:style-name="Table1.D2" office:value-type="string">
            <text:p text:style-name="P129">Storico, <text:span text:style-name="T7">Pubblicazione, Recensione, Like</text:span></text:p>
          </table:table-cell>
        </table:table-row>
        <table:table-row table:style-name="Table1.10">
          <table:table-cell table:style-name="Table1.A2" office:value-type="string">
            <text:p text:style-name="P121">Stori<text:span text:style-name="T76">a della bibliografia (Storico)</text:span></text:p>
          </table:table-cell>
          <table:table-cell table:style-name="Table1.A2" office:value-type="string">
            <text:p text:style-name="P135">Registro delle modifiche effettuate sui metadati di una pubblicazione</text:p>
          </table:table-cell>
          <table:table-cell table:style-name="Table1.A2" office:value-type="string">
            <text:p text:style-name="P130"/>
          </table:table-cell>
          <table:table-cell table:style-name="Table1.D2" office:value-type="string">
            <text:p text:style-name="P127">Utente, <text:span text:style-name="T35">Pubblicazione</text:span></text:p>
          </table:table-cell>
        </table:table-row>
      </table:table>
      <text:h text:style-name="P116" text:outline-level="2"><text:bookmark-start text:name="__RefHeading___Toc675_1425705999"/><text:soft-page-break/><text:span text:style-name="T32">2.3 R</text:span>istrutturazione dei requisiti<text:bookmark-end text:name="__RefHeading___Toc675_1425705999"/></text:h>
      <text:p text:style-name="P92"><text:s/></text:p>
      <text:p text:style-name="P92">In questa fase, il focus sara' di ricostruire i requisiti in modo da eliminare le ambiguita' e <text:s/>definire quali siano i concetti rilevanti nel nostro sistema.</text:p>
      <text:p text:style-name="P92"/>
      <text:p text:style-name="P75">Preludio sulla notazione adottata</text:p>
      <text:p text:style-name="P90">In questa sezione e' stata adottata -ove necessario- una sintassi specifica per definire quali valori possa assumere un certo termine o una certa caratteristica relativa ad un dato concetto, sia esso chiamato "C". Lo scopo di utilizzare una sintassi ad hoc e' sotteso al fatto di meglio riassumere visivamente quali siano i valori che <text:span text:style-name="T74">il termine in esame puo' assumere. Al fine di descrivere la sintassi in questione, forniamo un esempio.</text:span></text:p>
      <text:p text:style-name="P91"/>
      <text:p text:style-name="P34">Il concetto C e' caratterizzato da:</text:p>
      <text:list xml:id="list3757367383" text:style-name="L23">
        <text:list-item>
          <text:p text:style-name="P35">[...]</text:p>
        </text:list-item>
        <text:list-item>
          <text:p text:style-name="P37"><text:span text:style-name="T43">formato ←</text:span><text:span text:style-name="T44"> digitale | cartaceo</text:span></text:p>
        </text:list-item>
        <text:list-item>
          <text:p text:style-name="P36"><text:span text:style-name="T44">[</text:span><text:span text:style-name="T42">...]</text:span></text:p>
        </text:list-item>
      </text:list>
      <text:p text:style-name="P52"/>
      <text:p text:style-name="P67">Possiamo tradurre la stenografia impiegata in linguaggio naturale come:</text:p>
      <text:p text:style-name="P42">"il formato" del concetto C puo' essere "digitale" o "cartaceo"<text:span text:style-name="T75">.</text:span></text:p>
      <text:p text:style-name="P67"/>
      <text:h text:style-name="P106" text:outline-level="3"><text:bookmark-start text:name="__RefHeading___Toc989_1425705999"/>2.3.1. Frasi di carattere generale<text:bookmark-end text:name="__RefHeading___Toc989_1425705999"/></text:h>
      <text:p text:style-name="P27">La biblioteca rappresenta un semplice gestore di catalogo bibliografico online.</text:p>
      <text:p text:style-name="P27"/>
      <text:p text:style-name="P39">Requisito ristrutturato</text:p>
      <text:p text:style-name="P69">La base di dati da implementare rappresenta una biblioteca.</text:p>
      <text:p text:style-name="P69"><text:span text:style-name="T20">NOTA</text:span>: Nel nostro dominio di interesse, “Catalogo bibliografico online” e’ un sinonimo di biblioteca, per cui d’ora in avanti ci riferiremo al primo semplicemente con quest’ultimo termine, piu’ breve e diretto.</text:p>
      <text:p text:style-name="P69"><text:soft-page-break/></text:p>
      <text:h text:style-name="P107" text:outline-level="3"><text:bookmark-start text:name="__RefHeading___Toc991_1425705999"/>2.3.2. Frasi relative a “Pubblicazione”<text:bookmark-end text:name="__RefHeading___Toc991_1425705999"/></text:h>
      <text:p text:style-name="P27">Il catalogo conterra’ una serie di pubblicazioni, ciascuna delle quali caratterizzata da un titolo, una lista di autori, un editore, una serie di metadati, e opzionalmente, una descrizione testuale (sunto del contenuto o presentazione della pubblicazione), un indice (composto dai titoli dei vari capitoli/sezioni della pubblicazione, numerati e ordinati) e una serie di sorgenti tramite le quali poter accedere alla pubblicazione o a parti di essa.</text:p>
      <text:p text:style-name="P38">(da operazione no. 6) Estrazione catalogo, cioe' l'elenco di tutte le pubblicazioni con titolo, autori, editore e anno di pubblicazione, ordinato per titolo.</text:p>
      <text:p text:style-name="P27"/>
      <text:p text:style-name="P39">Requisito ristrutturato</text:p>
      <text:p text:style-name="P43">La biblioteca e’ una collezione di pubblicazioni.</text:p>
      <text:p text:style-name="P43">Ogni pubblicazione e’ caratterizzata da:</text:p>
      <text:list xml:id="list1213416464" text:style-name="L4">
        <text:list-item>
          <text:p text:style-name="P44">titolo</text:p>
        </text:list-item>
        <text:list-item>
          <text:p text:style-name="P44">lista di autori</text:p>
        </text:list-item>
        <text:list-item>
          <text:p text:style-name="P44">descrizione testuale opzionale</text:p>
        </text:list-item>
        <text:list-item>
          <text:p text:style-name="P44">indice, costituito dai titoli dei capitoli della pubblicazione numerati e ordinati</text:p>
        </text:list-item>
        <text:list-item>
          <text:p text:style-name="P44">sorgenti, ossia risorse esterne collegate alla pubblicazione stessa</text:p>
        </text:list-item>
        <text:list-item>
          <text:p text:style-name="P68">editore</text:p>
        </text:list-item>
        <text:list-item>
          <text:p text:style-name="P68">anno di pubblicazione</text:p>
        </text:list-item>
      </text:list>
      <text:p text:style-name="P70"><text:span text:style-name="T20">NOTA</text:span>: Dal concetto rilevante di "Pubblicazione" scaturisce quello associato di "Indice".</text:p>
      <text:p text:style-name="P70"/>
      <text:h text:style-name="P108" text:outline-level="3"><text:bookmark-start text:name="__RefHeading___Toc993_1425705999"/>2.3.<text:span text:style-name="T48">3</text:span>. Frasi relative a “Sorgente”<text:bookmark-end text:name="__RefHeading___Toc993_1425705999"/></text:h>
      <text:p text:style-name="P31">Ciascuna sorgente sara' caratterizzata da un tipo, una URI, da un formato e da una descrizione. Esempi di sorgenti valide potrebbero essere i seguenti:</text:p>
      <text:list xml:id="list4219402543" text:style-name="L5">
        <text:list-item>
          <text:p text:style-name="P33">tipo=”immagine”, URI=”http://server.net/cover.jpg”, formato=”jpeg”, descrizione=”copertina”</text:p>
        </text:list-item>
        <text:list-item>
          <text:p text:style-name="P33"><text:soft-page-break/>tipo=”download”, URI=”http://server.net/book.pdf”, formato=”application/pdf”,descrizione=”versione elettronica gratuita”</text:p>
        </text:list-item>
        <text:list-item>
          <text:p text:style-name="P32">tipo=”acquisto”, URI=”http://www.amazon.it/xyz”, formato=”cartaceo, copertina rigida”, descrizione=”acquista online”</text:p>
          <text:p text:style-name="P32"/>
        </text:list-item>
      </text:list>
      <text:p text:style-name="P40">Requisito ristrutturato</text:p>
      <text:p text:style-name="P45">Ogni sorgente e' caratterizzata da:</text:p>
      <text:list xml:id="list1988635500" text:style-name="L6">
        <text:list-item>
          <text:p text:style-name="P46">tipo (vedi <text:span text:style-name="T25">NOTE</text:span> sottostante)</text:p>
        </text:list-item>
        <text:list-item>
          <text:p text:style-name="P46">URI</text:p>
        </text:list-item>
        <text:list-item>
          <text:p text:style-name="P46">formato<text:span text:style-name="T66"> (vedi </text:span><text:span text:style-name="T26">NOTE</text:span><text:span text:style-name="T66"> sottostante)</text:span></text:p>
        </text:list-item>
        <text:list-item>
          <text:p text:style-name="P46">descrizione testuale</text:p>
        </text:list-item>
      </text:list>
      <text:p text:style-name="P80"><text:span text:style-name="T50">NOT</text:span><text:span text:style-name="T51">E</text:span><text:span text:style-name="T57">: </text:span></text:p>
      <text:list xml:id="list840515866" text:style-name="L11">
        <text:list-item>
          <text:p text:style-name="P81"><text:span text:style-name="T57">il termine "sorgente" in questo contesto puo' essere meglio delineato con "risorsa", in quanto dalla specifica si evince che una sorgente non e' altro che un contenuto digitale associato ad una pubblicazione. A ragion di cio', d'ora in avanti ci riferiremo a "sorgente" con il lemma "risorsa", il quale e' in grado di esprimere piu' correttamente la semantica del suo stesso ruolo.</text:span></text:p>
        </text:list-item>
        <text:list-item>
          <text:p text:style-name="P81"><text:span text:style-name="T60">S</text:span><text:span text:style-name="T53">tan</text:span><text:span text:style-name="T58">do alla specifica, il "tipo" di una risorsa (i.e. di una sorgente) non e' definito con precisione, ma vengono forniti degli esempi che ne chiariscono l'uso. Al fine di disambiguare la specifica, restringeremo "tipo" ai valori seguenti</text:span><text:span text:style-name="T60">: </text:span></text:p>
          <text:p text:style-name="P81"><text:span text:style-name="T59">tipo ← download | acquisto | applicazione | audio | immagine | video | testo</text:span></text:p>
        </text:list-item>
      </text:list>
      <text:p text:style-name="P97">Per quanto “download” sia un termine generale e possa corrispondere -per esempio- ad un file audio o ad un’immagine, riteniamo che sia rilevante per il committente mantenere i riferimenti a tutte le risorse <text:span text:style-name="T36">direttamente</text:span> scaricabili attraverso l'applicativo di gestione della biblioteca, come dimostra la presenza stessa della richiesta di operazione no. 16. Una motivazione analoga ci spinge a poter definire tipo come "acquisto", in quanto si potrebbero voler implementare successivamente delle operazioni che forniscano una lista delle pubblicazioni che dispongano di uno o piu' link per essere acquistate tramite siti ecommerce.</text:p>
      <text:list xml:id="list740454653" text:style-name="L12">
        <text:list-item>
          <text:p text:style-name="P82"><text:soft-page-break/><text:span text:style-name="T60">G</text:span><text:span text:style-name="T54">li esempi dati, come nel caso di "tipo" forniscono un'idea di cosa il formato rappresenti. Anche qui e' necessaria una specificazione di quali siano i valori che un formato di risorsa possa assumere:</text:span></text:p>
        </text:list-item>
      </text:list>
      <text:list xml:id="list1223171176" text:style-name="L9">
        <text:list-item>
          <text:p text:style-name="P51"><text:span text:style-name="T67">se "tipo" corrisponde a "acquisto", </text:span>formato ←<text:span text:style-name="T67"> digitale | cartaceo</text:span></text:p>
        </text:list-item>
        <text:list-item>
          <text:p text:style-name="P79"><text:span text:style-name="T55">se "tipo" corrisponde ad un valore diverso da "acquisto", e.g. applicazione, verranno usati i </text:span><text:a xlink:type="simple" xlink:href="https://www.iana.org/assignments/media-types/media-types.xhtml" text:style-name="Internet_20_link" text:visited-style-name="Visited_20_Internet_20_Link"><text:span text:style-name="T55">formati mediatype</text:span></text:a><text:span text:style-name="T55"> specificati dagli <text:s/>RFC6838 e RFC4855. Quindi, per esermpio, nel caso in cui "formato" sia "applicazione", valori ammessi saranno della forma "application/&lt;nome_applicazione&gt;" (e.g. "application/pdf")</text:span><text:span text:style-name="T56">. La notazione “application/*” identifica tutti i formati standard definiti negli RFC precedentemente nominati che hanno come prefisso "application/"; analogo discorso vale per "audio/*", "video/*", "image/*", e "text/*".</text:span></text:p>
          <text:list>
            <text:list-item>
              <text:p text:style-name="P83"><text:span text:style-name="T52">tipo ← applicazione, formato ← application/*</text:span></text:p>
            </text:list-item>
            <text:list-item>
              <text:p text:style-name="P83"><text:span text:style-name="T52">tipo ← audio, formato ← <text:s/>audio/*</text:span></text:p>
            </text:list-item>
            <text:list-item>
              <text:p text:style-name="P83"><text:span text:style-name="T52">tipo ← immagine, formato ← image/*</text:span></text:p>
            </text:list-item>
            <text:list-item>
              <text:p text:style-name="P83"><text:span text:style-name="T52">tipo ← video, formato ←video/*</text:span></text:p>
            </text:list-item>
            <text:list-item>
              <text:p text:style-name="P83"><text:span text:style-name="T52">tipo ← <text:s/>testo, formato ← text/*</text:span></text:p>
            </text:list-item>
            <text:list-item>
              <text:p text:style-name="P83"><text:span text:style-name="T52">tipo ← dowload, formato ← application/* | audio/* | image/* | video/* | text/*</text:span></text:p>
              <text:p text:style-name="P83"><text:span text:style-name="T52"/></text:p>
            </text:list-item>
          </text:list>
        </text:list-item>
      </text:list>
      <text:h text:style-name="P108" text:outline-level="3"><text:bookmark-start text:name="__RefHeading___Toc995_1425705999"/>2.3.<text:span text:style-name="T48">4</text:span>. Frasi relative a “Metadati”<text:bookmark-end text:name="__RefHeading___Toc995_1425705999"/></text:h>
      <text:p text:style-name="P28">Per quanto riguarda invece <text:span text:style-name="T47">i metadati, questi saranno costituiti (almeno) dalle seguenti informazioni: codice ISBN, numero di pagine, lingua, data di pubblicazione, lista delle ristampe (numero e data) e parole chiave identificative (zero o piu').</text:span></text:p>
      <text:p text:style-name="P28"/>
      <text:p text:style-name="P28"/>
      <text:p text:style-name="P41">Requisito ristrutturato</text:p>
      <text:p text:style-name="P47">I metadati relativi ad una pubblicazioni sono l'insieme delle seguenti informazioni:</text:p>
      <text:list xml:id="list3951563086" text:style-name="L7">
        <text:list-item>
          <text:p text:style-name="P48">codice ISBN</text:p>
        </text:list-item>
        <text:list-item>
          <text:p text:style-name="P48"><text:soft-page-break/>numero di pagine</text:p>
        </text:list-item>
        <text:list-item>
          <text:p text:style-name="P48">lingua</text:p>
        </text:list-item>
        <text:list-item>
          <text:p text:style-name="P48">data di pubblicazione</text:p>
        </text:list-item>
        <text:list-item>
          <text:p text:style-name="P48">lista delle ristampe, con numero e data</text:p>
        </text:list-item>
        <text:list-item>
          <text:p text:style-name="P49">parole chiave (zero o piu')</text:p>
        </text:list-item>
      </text:list>
      <text:p text:style-name="P50"><text:span text:style-name="T24">NOTA</text:span><text:span text:style-name="T68">: Dal concetto rilevante di "Metadati" scaturisce quello associato di "Ristampa" o,</text:span></text:p>
      <text:p text:style-name="P53">per essere piu' precisi, "Versione Stampa".</text:p>
      <text:p text:style-name="P53"/>
      <text:h text:style-name="Heading_20_3" text:outline-level="3"><text:bookmark-start text:name="__RefHeading___Toc936_1425705999"/>2.3.<text:span text:style-name="T48">5</text:span>. Frasi relative a “<text:span text:style-name="T47">Recensione</text:span>”<text:bookmark-end text:name="__RefHeading___Toc936_1425705999"/></text:h>
      <text:p text:style-name="P29">Ciascuna pubblicazione potra' essere associata ad un certo numero di recensioni testuali, le quali dovranno anche indicare l'utente che le ha inserite e la data/ora dell'inserimento. Le recensioni saranno moderate, quindi e' necessario prevedere un flag che indichi se la recensione e' stata approvata oppure no dai moderatori.</text:p>
      <text:p text:style-name="P29"/>
      <text:p text:style-name="P41">Requisito ristrutturato</text:p>
      <text:p text:style-name="P53">Una determinata recensione e' associata ad un unico utente e ad una unica pubblicazione. <text:span text:style-name="T69">Questo implica che un utente, data una certa pubblicazione, puo' scrivere al piu' una recensione su di essa. </text:span>Zero o piu' recensioni possono essere associate ad una pubblicazione<text:span text:style-name="T69">, cosi come zero o piu' recensioni possono essere state scritte da un utente.</text:span></text:p>
      <text:p text:style-name="P54">Una recensione e' cosi costituita:</text:p>
      <text:list xml:id="list438819204" text:style-name="L13">
        <text:list-item>
          <text:p text:style-name="P55">testo</text:p>
        </text:list-item>
        <text:list-item>
          <text:p text:style-name="P55">stato (vedi <text:span text:style-name="T20">NOTE</text:span> sottostanti)</text:p>
        </text:list-item>
        <text:list-item>
          <text:p text:style-name="P55">data e ora di inserimento</text:p>
        </text:list-item>
      </text:list>
      <text:p text:style-name="P54"><text:span text:style-name="T20">NOTE</text:span>: lo stato di una recensione tiene traccia se quest'ultima sia stata approvata o meno da un moderatore. I valori che puo' assumere "stato" sono i seguenti:</text:p>
      <text:p text:style-name="P54">stato ← in_attesa | approvata</text:p>
      <text:p text:style-name="P16"><text:soft-page-break/><text:span text:style-name="T68">Dal concetto rilevante di "Recensione" scaturisce quello associato di "Moderatore". Si veda la sezione “2.3.7. Frasi relative a “Utente”” per maggiori dettagli.</text:span></text:p>
      <text:p text:style-name="P16"/>
      <text:p text:style-name="P16"/>
      <text:h text:style-name="Heading_20_3" text:outline-level="3"><text:bookmark-start text:name="__RefHeading___Toc997_1425705999"/>2.3.<text:span text:style-name="T48">6</text:span>. Frasi relative a “<text:span text:style-name="T47">Like</text:span>”<text:bookmark-end text:name="__RefHeading___Toc997_1425705999"/></text:h>
      <text:p text:style-name="P29">Infine, gli utenti potranno anche assegnare il loro like alle pubblicazioni, che quindi dovranno essere associate anche alla lista dei like ricevuti, con utente e data.</text:p>
      <text:p text:style-name="P29"/>
      <text:p text:style-name="P29"/>
      <text:p text:style-name="P41">Requisito ristrutturato</text:p>
      <text:p text:style-name="P71">Un dato utente puo’ assegnare al piu’ un like ad una data pubblicazione; una pubblicazione puo’ avere associati zero o piu’ like, cosi come un utente puo’ assegnare in totale zero o piu’ like. Le seguenti informazioni devono essere mantenute riguardo uno specifico like:</text:p>
      <text:list xml:id="list3792539948" text:style-name="L15">
        <text:list-item>
          <text:p text:style-name="P72">identificativo dell’utente che ha inserito il like</text:p>
        </text:list-item>
        <text:list-item>
          <text:p text:style-name="P72">identificativo della pubblicazione a cui un dato utente ha assegnato un like</text:p>
        </text:list-item>
        <text:list-item>
          <text:p text:style-name="P72">data d<text:span text:style-name="T73">i </text:span>inserimento del like</text:p>
        </text:list-item>
      </text:list>
      <text:p text:style-name="P73"><text:span text:style-name="T20">NOTA</text:span>: da un colloquio con il commitente e’ stato stabilito da quest’ultimo che i like riguardano esclusivamente una pubblicazione, e non recensioni.</text:p>
      <text:p text:style-name="P71"/>
      <text:h text:style-name="Heading_20_3" text:outline-level="3"><text:bookmark-start text:name="__RefHeading___Toc999_1425705999"/>2.3.<text:span text:style-name="T48">7</text:span>. Frasi relative a “<text:span text:style-name="T47">Utente</text:span>”<text:bookmark-end text:name="__RefHeading___Toc999_1425705999"/></text:h>
      <text:p text:style-name="P29">Sara' inoltre necessario prevedere opportune strutture per immagazzinare i dati dell'utenza. Il sistema, infatti, prevede due tipologie di utenza: attiva e passiva. Gli utenti potranno registrarsi nel sito fornendo i loro dati anagrafici, un indirizzo email (che verra' usato anche come username) e, ovviamente, la password scelta. Il livello di utenza iniziale sara' sempre quello passivo.</text:p>
      <text:p text:style-name="P29"/>
      <text:p text:style-name="P41">Requisito ristrutturato</text:p>
      <text:p text:style-name="P56">Le seguenti informazioni devono essere mantenute riguardo uno specifico utente:</text:p>
      <text:list xml:id="list487416024" text:style-name="L16">
        <text:list-item>
          <text:p text:style-name="P57">indirizzo email</text:p>
        </text:list-item>
        <text:list-item>
          <text:p text:style-name="P57"><text:soft-page-break/>password</text:p>
        </text:list-item>
        <text:list-item>
          <text:p text:style-name="P57">tipo (vedi <text:span text:style-name="T20">NOTE</text:span> sottostanti)</text:p>
        </text:list-item>
        <text:list-item>
          <text:p text:style-name="P59">anagrafica (vedi <text:span text:style-name="T20">NOTE</text:span> sottostanti)</text:p>
        </text:list-item>
      </text:list>
      <text:p text:style-name="P58"><text:span text:style-name="T20">NOTE</text:span>: </text:p>
      <text:list xml:id="list2710215182" text:style-name="L17">
        <text:list-item>
          <text:p text:style-name="P86"><text:span text:style-name="T63">U</text:span><text:span text:style-name="T52">n utente puo' essere registrato o visitatore.</text:span></text:p>
        </text:list-item>
        <text:list-item>
          <text:p text:style-name="P84"><text:span text:style-name="T63">I</text:span><text:span text:style-name="T61">l “tipo” dell’utente </text:span><text:span text:style-name="T64">registrato </text:span><text:span text:style-name="T61">puo’ essere “attivo” oppure “passivo”. In riferimento alla </text:span><text:span text:style-name="T62">note della </text:span><text:span text:style-name="T61">sezione “</text:span><text:span text:style-name="T61"><text:bookmark-ref text:reference-format="chapter" text:ref-name="__RefHeading___Toc936_1425705999"/></text:span><text:span text:style-name="T61"><text:bookmark-ref text:reference-format="chapter" text:ref-name="__RefHeading___Toc936_1425705999"/></text:span><text:span text:style-name="T61"><text:bookmark-ref text:reference-format="text" text:ref-name="__RefHeading___Toc936_1425705999">2.3.5. Frasi relative a “Recensione”</text:bookmark-ref></text:span><text:span text:style-name="T61">, </text:span><text:span text:style-name="T62">un moderatore e’ un tipo di utente attivo che si occupa di approvare recensioni. Ulteriori raffinamenti alla specifica assegnata riguardo il concetto di “Moderatore” verranno effettuati in seguito.</text:span></text:p>
        </text:list-item>
        <text:list-item>
          <text:p text:style-name="P85"><text:span text:style-name="T62">O</text:span><text:span text:style-name="T52">gni utente ha associata un’anagrafica; il concetto rilevante “Utente” ha dunque associato un concetto “Anagrafica”. Nella specifica non sono listate le informazioni da mantenere riguardo quest’ultima; come assunzione, quelle che verranno conservate nella base di dati saranno le seguenti:</text:span></text:p>
          <text:list>
            <text:list-header>
              <text:p text:style-name="P76"><text:span text:style-name="T49">Anagrafica</text:span></text:p>
            </text:list-header>
          </text:list>
        </text:list-item>
      </text:list>
      <text:list xml:id="list4198808480" text:style-name="L18">
        <text:list-item>
          <text:p text:style-name="P77"><text:span text:style-name="T49">Nome</text:span></text:p>
        </text:list-item>
        <text:list-item>
          <text:p text:style-name="P77"><text:span text:style-name="T49">Cognome</text:span></text:p>
        </text:list-item>
        <text:list-item>
          <text:p text:style-name="P77"><text:span text:style-name="T49">Codice fiscale</text:span></text:p>
        </text:list-item>
        <text:list-item>
          <text:p text:style-name="P77"><text:span text:style-name="T49">Data di nascita</text:span></text:p>
        </text:list-item>
        <text:list-item>
          <text:p text:style-name="P77"><text:span text:style-name="T49">Luogo di nascita</text:span></text:p>
        </text:list-item>
        <text:list-item>
          <text:p text:style-name="P77"><text:span text:style-name="T49">Nazionalita’</text:span></text:p>
        </text:list-item>
      </text:list>
      <text:list xml:id="list2898316724" text:style-name="L19">
        <text:list-item>
          <text:p text:style-name="P78"><text:span text:style-name="T49">Da un colloquio con il committente sono inoltre emersi i seguenti requisiti aggiuntivi:</text:span></text:p>
          <text:list>
            <text:list-item>
              <text:p text:style-name="P61">la promozione da utente passivo ad attivo la possono <text:span text:style-name="T70">effettuare</text:span> solo altri utenti attivi<text:span text:style-name="T70">;</text:span></text:p>
            </text:list-item>
            <text:list-item>
              <text:p text:style-name="P61"><text:span text:style-name="T70">u</text:span>n utente passivo non puo’ inserire pubblicazioni<text:span text:style-name="T70">;</text:span></text:p>
            </text:list-item>
            <text:list-item>
              <text:p text:style-name="P61">tutti gli utenti attivi possono moderare le recensioni di qualsiasi<text:span text:style-name="T70"> </text:span>pubblicazione<text:span text:style-name="T70">;</text:span></text:p>
            </text:list-item>
            <text:list-item>
              <text:p text:style-name="P61">un utente non registrato puo’ vedere la lista delle pubblicazioni<text:span text:style-name="T70">.</text:span></text:p>
            </text:list-item>
          </text:list>
        </text:list-item>
        <text:list-item>
          <text:p text:style-name="P62"><text:soft-page-break/><text:span text:style-name="T20">Requisiti derivati</text:span>: le operazioni che un utente passivo puo' effettuare sono le seguenti:</text:p>
          <text:list>
            <text:list-item>
              <text:list>
                <text:list-item>
                  <text:list>
                    <text:list-item>
                      <text:p text:style-name="P62">inserire una recensione per una pubblicazione</text:p>
                    </text:list-item>
                    <text:list-item>
                      <text:p text:style-name="P62">inserire un like ad una pubblicazione</text:p>
                    </text:list-item>
                  </text:list>
                </text:list-item>
              </text:list>
            </text:list-item>
          </text:list>
        </text:list-item>
      </text:list>
      <text:p text:style-name="P63"><text:tab/>Un utente attivo, in aggiunta, puo' anche:</text:p>
      <text:list xml:id="list243343919" text:style-name="L20">
        <text:list-item>
          <text:p text:style-name="P64">inserire pubblicazioni</text:p>
        </text:list-item>
        <text:list-item>
          <text:p text:style-name="P64">approvare una recensione</text:p>
        </text:list-item>
      </text:list>
      <text:list xml:id="list200531461775333" text:continue-list="list2710215182" text:style-name="L17">
        <text:list-item>
          <text:list>
            <text:list-item>
              <text:list>
                <text:list-item>
                  <text:list>
                    <text:list-header>
                      <text:h text:style-name="P109" text:outline-level="3"/>
                    </text:list-header>
                  </text:list>
                </text:list-item>
              </text:list>
            </text:list-item>
          </text:list>
        </text:list-item>
      </text:list>
      <text:h text:style-name="Heading_20_3" text:outline-level="3"><text:bookmark-start text:name="__RefHeading___Toc1001_1425705999"/>2.3.<text:span text:style-name="T48">8</text:span>. Frasi relative a “<text:span text:style-name="T47">Storico</text:span>”<text:bookmark-end text:name="__RefHeading___Toc1001_1425705999"/></text:h>
      <text:p text:style-name="P30"><text:span text:style-name="T47">Per tener traccia delle modifiche effettuate alla bibliografia dai vari utenti attivi, il sistema dovra' mantenere una storia di ciascuna scheda bibliografica. Ogni entry di tale storia conterra' un timestamp, il nome dell'utente e una descrizione della modifica. Potete scegliere voi il dettaglio di questa descrizione: di base, sono accettabili anche descrizioni del tipo "ha modificato la pubblicazione", "ha inserito la pubblicazione", "ha approvato una recensione dell'utente X", ecc.</text:span></text:p>
      <text:p text:style-name="P30"/>
      <text:p text:style-name="P74"><text:span text:style-name="T45">Requisito ristrutturato</text:span></text:p>
      <text:p text:style-name="P60">Lo storico e’ una collezione di log in relazione alle operazione che un dato utente <text:span text:style-name="T71">effettua su una pubblicazione. La specifica asserisce che si ha necessita' di tenere traccia delle "modifiche effettuate alla bibliografia dai vari </text:span><text:span text:style-name="T38">utenti</text:span><text:span text:style-name="T71"> </text:span><text:span text:style-name="T38">attivi</text:span><text:span text:style-name="T71">"; all'atto pratico dunque si deve tenere traccia delle operazioni di inserimento di una recensione, inserimento di un like, inserimento di una pubblicazione e cambiamento dello stato di una recensione (da "in attesa" ad "approvata").</text:span></text:p>
      <text:p text:style-name="P65">Possiamo cosi riassumere i requisiti riguardanti "Storico": quest'ultimo e' una collezione di log, dove "log" e' un concetto associato definito dai seguenti elementi:</text:p>
      <text:p text:style-name="P65"><text:tab/><text:span text:style-name="T36">Log</text:span></text:p>
      <text:list xml:id="list984302521" text:style-name="L21">
        <text:list-item>
          <text:p text:style-name="P87"><text:span text:style-name="T65">timestamp</text:span></text:p>
        </text:list-item>
        <text:list-item>
          <text:p text:style-name="P66">identificativo dell'utente coinvolto nell'operazione svolta</text:p>
        </text:list-item>
        <text:list-item>
          <text:p text:style-name="P66">identificativo della pubblicazione coinvolta nell'operazione svolta</text:p>
        </text:list-item>
        <text:list-item>
          <text:p text:style-name="P66"><text:soft-page-break/>identificativo dell'operazione svolta</text:p>
        </text:list-item>
      </text:list>
      <text:p text:style-name="P60"/>
      <text:h text:style-name="Heading_20_3" text:outline-level="3">2.3.<text:span text:style-name="T72">9</text:span>. <text:span text:style-name="T72">Note finali sull'analisi dei requisiti</text:span></text:h>
      <text:p text:style-name="P88">Occorre definire una serie di considerazioni finali per completare la fase di analisi dei requisiti.</text:p>
      <text:list xml:id="list1382190720" text:style-name="L22">
        <text:list-item>
          <text:p text:style-name="P89">Nella sezione "<text:bookmark-ref text:reference-format="text" text:ref-name="__RefHeading___Toc999_1425705999">2.3.7. Frasi relative a “Utente”</text:bookmark-ref>"<text:span text:style-name="T73"> e' emersa una prima suddivisione delle categorie di utenza: visitatori e utenti registrati. Dal momento che soltanto gli utenti registrati avranno un'interazione rilevante con la base di dati, d'ora in avanti con "Utente" ci riferiremo unicamente all'insieme di utenti registrati, siano essi attivi o passivi.</text:span></text:p>
        </text:list-item>
        <text:list-item>
          <text:p text:style-name="P93">Si puo' assumere in maniera deduttiva che<text:span text:style-name="T77"> si voglia poter modificare o cancellare pubblicazioni, e che</text:span> gli utenti passivi siano gli unici a cui sia permesso di modificar<text:span text:style-name="T77">ne</text:span> o<text:span text:style-name="T77"> </text:span>cancellar<text:span text:style-name="T77">ne </text:span>una<text:span text:style-name="T77">, oltre che di inserirne</text:span>. Possiamo dunque riassumere questo aspetto affermando che gli utenti attivi siano i soli incaricati della gestione delle pubblicazioni, dove per "gestione" indichiamo appunto le operazioni sopra esposte.</text:p>
        </text:list-item>
        <text:list-item>
          <text:p text:style-name="P94">Una pubblicazione puo' avere varie edizioni; possiamo dunque aggiungere ad edizione la caratteristica aggiuntiva "edizione".</text:p>
        </text:list-item>
      </text:list>
      <text:h text:style-name="P104" text:outline-level="1"><text:bookmark-start text:name="__RefHeading___Toc677_1425705999"/>3. Progettazione concettuale mediante modello ER<text:bookmark-end text:name="__RefHeading___Toc677_1425705999"/></text:h>
      <text:h text:style-name="P113" text:outline-level="2"><text:bookmark-start text:name="__RefHeading___Toc679_1425705999"/>3.1. Individuazione delle entita’<text:bookmark-end text:name="__RefHeading___Toc679_1425705999"/></text:h>
      <text:h text:style-name="P113" text:outline-level="2"><text:bookmark-start text:name="__RefHeading___Toc681_1425705999"/>3.2. Schema concettuale risultante<text:bookmark-end text:name="__RefHeading___Toc681_1425705999"/></text:h>
      <text:h text:style-name="P113" text:outline-level="2"><text:bookmark-start text:name="__RefHeading___Toc683_1425705999"/>3.3. Tabella delle entita’<text:bookmark-end text:name="__RefHeading___Toc683_1425705999"/></text:h>
      <text:h text:style-name="P113" text:outline-level="2"><text:bookmark-start text:name="__RefHeading___Toc685_1425705999"/>3.4. Tabelle delle relazioni<text:bookmark-end text:name="__RefHeading___Toc685_1425705999"/></text:h>
      <text:h text:style-name="Heading_20_2" text:outline-level="2"/>
      <text:p text:style-name="P4"/>
      <text:h text:style-name="P102" text:outline-level="1"/>
      <text:h text:style-name="P103" text:outline-level="1"><text:bookmark-start text:name="__RefHeading___Toc687_1425705999"/><text:span text:style-name="T32">4. </text:span>Formalizzazione dei vincoli non espressi tramite il modello ER<text:bookmark-end text:name="__RefHeading___Toc687_1425705999"/></text:h>
      <text:h text:style-name="P115" text:outline-level="2"><text:bookmark-start text:name="__RefHeading___Toc689_1425705999"/>4.1. Vincoli associati al modello ER risultante<text:bookmark-end text:name="__RefHeading___Toc689_1425705999"/></text:h>
      <text:h text:style-name="Heading_20_2" text:outline-level="2"><text:bookmark-start text:name="__RefHeading___Toc691_1425705999"/>4.2. Vincoli e regole derivate<text:bookmark-end text:name="__RefHeading___Toc691_1425705999"/></text:h>
      <text:p text:style-name="Text_20_body"/>
      <text:h text:style-name="P101" text:outline-level="1"/>
      <text:h text:style-name="P103" text:outline-level="1"><text:bookmark-start text:name="__RefHeading___Toc693_1425705999"/><text:span text:style-name="T32">5. </text:span>Ristrutturazione e ottimizzazione del modello ER<text:bookmark-end text:name="__RefHeading___Toc693_1425705999"/></text:h>
      <text:h text:style-name="Heading_20_2" text:outline-level="2"><text:bookmark-start text:name="__RefHeading___Toc695_1425705999"/><text:span text:style-name="T33">5.1. A</text:span>nalisi dei volumi <text:span text:style-name="T8">e tavola delle operazioni</text:span><text:bookmark-end text:name="__RefHeading___Toc695_1425705999"/></text:h>
      <text:h text:style-name="P114" text:outline-level="2"><text:bookmark-start text:name="__RefHeading___Toc697_1425705999"/>5.2. Ristrutturazione dello schema ER<text:bookmark-end text:name="__RefHeading___Toc697_1425705999"/></text:h>
      <text:h text:style-name="P114" text:outline-level="2"><text:bookmark-start text:name="__RefHeading___Toc699_1425705999"/>5.3. Analisi delle ridondanze<text:bookmark-end text:name="__RefHeading___Toc699_1425705999"/></text:h>
      <text:h text:style-name="P114" text:outline-level="2"><text:bookmark-start text:name="__RefHeading___Toc701_1425705999"/>5.4. Schema ER risultante ottimizzato<text:bookmark-end text:name="__RefHeading___Toc701_1425705999"/></text:h>
      <text:h text:style-name="Heading_20_2" text:outline-level="2"/>
      <text:h text:style-name="Heading_20_2" text:outline-level="2"/>
      <text:h text:style-name="P101" text:outline-level="1"/>
      <text:h text:style-name="P103" text:outline-level="1"><text:bookmark-start text:name="__RefHeading___Toc815_1425705999"/><text:span text:style-name="T32">6. </text:span>Traduzione del modello ER in modello relazionale<text:bookmark-end text:name="__RefHeading___Toc815_1425705999"/></text:h>
      <text:h text:style-name="P112" text:outline-level="2"><text:bookmark-start text:name="__RefHeading___Toc705_1425705999"/><text:span text:style-name="T33">6.1. V</text:span>incoli di integrita’ referenziale<text:bookmark-end text:name="__RefHeading___Toc705_1425705999"/></text:h>
      <text:p text:style-name="P5"/>
      <text:p text:style-name="P3"><text:span text:style-name="T19">Utente(</text:span><text:span text:style-name="T22">id_utente</text:span><text:span text:style-name="T9">, email, password, tipo, num_inserimenti);</text:span></text:p>
      <text:p text:style-name="P6"><text:span text:style-name="T19">Anagrafica</text:span>(<text:span text:style-name="T1">id_utente</text:span>, nome, cognome, cf, data_nascita, luogo_nascita, nazionalita);</text:p>
      <text:p text:style-name="P8"><text:span text:style-name="T19">Pubblicazione</text:span>(<text:span text:style-name="T21">id_pubblicazione</text:span>, titolo, <text:span text:style-name="T15">data_inserimento, data_ultima_modifica, categoria</text:span><text:span text:style-name="T12">, </text:span><text:span text:style-name="T11">num_like</text:span><text:span text:style-name="T12">);</text:span></text:p>
      <text:p text:style-name="P25"><text:span text:style-name="T11">Metadati(</text:span><text:span text:style-name="T16">isbn</text:span><text:span text:style-name="T18">. id_pubblicazione</text:span><text:span text:style-name="T13">, edizione, </text:span><text:span text:style-name="T14">editore, </text:span><text:span text:style-name="T13">data_pubblicazione, parole_chiave, num_pagine, lingua, sinossi);</text:span></text:p>
      <text:p text:style-name="P9">Autore(<text:span text:style-name="T21">id_autore</text:span>, nome, cognome);</text:p>
      <text:p text:style-name="P9">Capitolo(<text:span text:style-name="T23">id_capitolo</text:span><text:span text:style-name="T41">, </text:span><text:span text:style-name="T17">id_pubblicazione</text:span>, titolo, descrizione, num_capitolo);</text:p>
      <text:p text:style-name="P9">Versione_Stampa(<text:span text:style-name="T41">i</text:span><text:span text:style-name="T23">d_versione_stampa</text:span><text:span text:style-name="T41">, </text:span><text:span text:style-name="T17">id_pubblicazione</text:span>, num_copie, data_stampa);</text:p>
      <text:p text:style-name="P10">Risorse(<text:span text:style-name="T21">id_risorsa</text:span>, <text:span text:style-name="T17">id_mediatype</text:span>, uri, descrizione);</text:p>
      <text:p text:style-name="P10">Mediatype(<text:span text:style-name="T21">id_mediatype</text:span>, tipo, formato);</text:p>
      <text:p text:style-name="P10"/>
      <text:p text:style-name="P12">Recensione(<text:span text:style-name="T1">id_utente, id_pubblicazione</text:span>, stato, data, testo);</text:p>
      <text:p text:style-name="P12"><text:span text:style-name="T27">Gradimento</text:span>(<text:span text:style-name="T1">id_utente, id_pubblicazione</text:span>, data);</text:p>
      <text:p text:style-name="P13"><text:span text:style-name="T39">Storico</text:span>(<text:span text:style-name="T1">id_utente, id_pubblicazione</text:span>, data, descrizione, operazione);</text:p>
      <text:p text:style-name="P13">Attribuzione(<text:span text:style-name="T1">i</text:span><text:span text:style-name="T2">sbn</text:span><text:span text:style-name="T1">, id_autore</text:span>);</text:p>
      <text:p text:style-name="P14">Link(<text:span text:style-name="T1">id_pubblicazione, id_risorsa</text:span>);</text:p>
      <text:p text:style-name="P13"/>
      <text:p text:style-name="P11"/>
      <text:p text:style-name="P11"/>
      <text:p text:style-name="P9"/>
      <text:p text:style-name="P7">VINCOLI </text:p>
      <text:p text:style-name="P6"><text:soft-page-break/><text:span text:style-name="T10">(vincolo di dominio) Anagrafica</text:span> → le informazioni sull’anagrafica di un utente devono essere univoche, altrimenti si potrebbe inserire una stessa persona piu’ volte; <text:span text:style-name="T10">basta imporre un vincolo sul codice fiscale che, date due persone distinte, deve necessariamente essere diverso.</text:span></text:p>
      <text:p text:style-name="P6"/>
      <text:p text:style-name="P22">(vincolo di dominio) <text:span text:style-name="T41">Metadati</text:span> → le informazioni sui metadati di una pubblicazione devono essere univoche, altrimenti sarebbe possibile inserire una pubblicazione piu’ volte; e’ sufficiente imporre un vincolo sull’isbn, poiche’ esso identifica una ed una sola pubblicazione, distinguendo persino edizioni diverse di una stessa.</text:p>
      <text:p text:style-name="P22"/>
      <text:p text:style-name="P24">(vincolo di tupla) <text:span text:style-name="T41">Storico</text:span> → </text:p>
      <text:p text:style-name="P24"><text:span text:style-name="T41">Storico.</text:span>operazione = {</text:p>
      <text:p text:style-name="P95">‘INSERIMENTO PUBBLICAZIONE’,</text:p>
      <text:p text:style-name="P95">‘CANCELLAZIONE PUBBLICAZIONE’,</text:p>
      <text:p text:style-name="P95">‘MODIFICA PUBBLICAZIONE’,</text:p>
      <text:p text:style-name="P95">‘INSERIMENTO RECENSIONE’,</text:p>
      <text:p text:style-name="P95">‘MODIFICA RECENSIONE’,</text:p>
      <text:p text:style-name="P95">‘CANCELLAZIONE RECENSIONE’,</text:p>
      <text:p text:style-name="P95">‘INSERIMENTO <text:span text:style-name="T46">LIKE</text:span>’,</text:p>
      <text:p text:style-name="P96">‘<text:span text:style-name="T40">CANCELLAZIONE LIKE’,</text:span></text:p>
      <text:p text:style-name="P96"><text:span text:style-name="T40">‘INSERIMENTO RISORSA’,</text:span></text:p>
      <text:p text:style-name="P96"><text:span text:style-name="T40">‘MODIFICA RISORSA’,</text:span></text:p>
      <text:p text:style-name="P96"><text:span text:style-name="T40">‘CANCELLAZIONE RISORSA’</text:span></text:p>
      <text:p text:style-name="P24"><text:span text:style-name="T40">}</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Neue', Helvetica, sans-serif"/>
    <style:font-face style:name="Noto Sans Devanagari1" svg:font-family="'Noto Sans Devanagari'" style:font-family-generic="swiss"/>
    <style:font-face style:name="DejaVu Serif" svg:font-family="'DejaVu Serif'" style:font-family-generic="roman" style:font-pitch="variable"/>
    <style:font-face style:name="Noto Sans1" svg:font-family="'Noto Sans'" style:font-adornments="Bold" style:font-family-generic="swiss" style:font-pitch="variable"/>
    <style:font-face style:name="Noto Sans2" svg:font-family="'Noto Sans'" style:font-adornments="Bold Italic" style:font-family-generic="swiss" style:font-pitch="variable"/>
    <style:font-face style:name="Noto Sans" svg:font-family="'Noto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fo:font-family="'Noto Sans'" style:font-style-name="Regular"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Noto Sans" fo:font-family="'Noto Sans'" style:font-style-name="Regular" style:font-family-generic="swiss" style:font-pitch="variable"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style-name="Regular" style:font-family-generic="swiss" style:font-pitch="variable"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ab-stops/>
      </style:paragraph-properties>
      <style:text-properties style:font-name="Noto Sans1" fo:font-family="'Noto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Noto Sans" fo:font-family="'Noto Sans'"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style:page-number="auto" fo:background-color="transparent" style:shadow="none" text:number-lines="true" text:line-number="0">
        <style:tab-stops/>
      </style:paragraph-properties>
      <style:text-properties style:font-name="Noto Sans1" fo:font-family="'Noto Sans'"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top="0.139in" fo:margin-bottom="0.0835in" loext:contextual-spacing="false" fo:background-color="transparent">
        <style:tab-stops/>
      </style:paragraph-properties>
      <style:text-properties style:font-name="Noto Sans1" fo:font-family="'Noto Sans'" style:font-style-name="Bold"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Noto Sans1" fo:font-family="'Noto Sans'" style:font-style-name="Bold"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Noto Sans2" fo:font-family="'Noto Sans'" style:font-style-name="Bold Italic" style:font-family-generic="swiss" style:font-pitch="variable" fo:font-size="95%" fo:font-style="italic" fo:font-weight="bold" style:font-size-asian="95%" style:font-style-asian="italic" style:font-weight-asian="normal"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Noto Sans1" fo:font-family="'Noto Sans'" style:font-style-name="Bold"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style:font-name="Noto Sans2" fo:font-family="'Noto Sans'" style:font-style-name="Bold Italic" style:font-family-generic="swiss" style:font-pitch="variable" fo:font-size="85%" fo:font-style="italic" fo:font-weight="bold" style:font-size-asian="85%" style:font-style-asian="italic" style:font-weight-asian="normal"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style:font-name="Noto Sans1" fo:font-family="'Noto Sans'" style:font-style-name="Bold" style:font-family-generic="swiss" style:font-pitch="variable"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style:font-name="Noto Sans2" fo:font-family="'Noto Sans'" style:font-style-name="Bold Italic" style:font-family-generic="swiss" style:font-pitch="variable" fo:font-size="80%" fo:font-style="italic" fo:font-weight="bold" style:font-size-asian="80%" style:font-style-asian="italic" style:font-weight-asian="normal"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style:font-name="Noto Sans1" fo:font-family="'Noto Sans'" style:font-style-name="Bold" style:font-family-generic="swiss" style:font-pitch="variabl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style:font-name="Noto Sans1" fo:font-family="'Noto Sans'" style:font-style-name="Bold" style:font-family-generic="swiss" style:font-pitch="variable"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Noto Sans" fo:font-family="'Noto Sans'" style:font-style-name="Regular" style:font-family-generic="swiss" style:font-pitch="variable" style:font-size-asian="10.5pt"/>
    </style:style>
    <style:style style:name="Table_20_Contents" style:display-name="Table Contents" style:family="paragraph" style:parent-style-name="Standard" style:class="extra">
      <style:paragraph-properties text:number-lines="false" text:line-number="0"/>
      <style:text-properties style:font-name="Noto Sans" fo:font-family="'Noto Sans'" style:font-style-name="Regular"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suffix="."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13:21:01.974379744</meta:creation-date>
    <dc:date>2018-06-26T20:05:29.768384584</dc:date>
    <meta:editing-duration>PT5H45M17S</meta:editing-duration>
    <meta:editing-cycles>37</meta:editing-cycles>
    <meta:generator>LibreOffice/6.0.1.1$Linux_X86_64 LibreOffice_project/00m0$Build-1</meta:generator>
    <meta:document-statistic meta:table-count="1" meta:image-count="0" meta:object-count="0" meta:page-count="20" meta:paragraph-count="286" meta:word-count="3021" meta:character-count="21396" meta:non-whitespace-character-count="18731"/>
  </office:meta>
</office:document-meta>
</file>